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C8000000B9F00F974BB8605A0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fo:language="en" fo:country="US" officeooo:rsid="00877594"/>
    </style:style>
    <style:style style:name="P2" style:family="paragraph" style:parent-style-name="Heading_20_2">
      <style:text-properties style:use-window-font-color="true" fo:language="en" fo:country="US" officeooo:rsid="002f1bfe"/>
    </style:style>
    <style:style style:name="P3" style:family="paragraph" style:parent-style-name="Text_20_body">
      <style:text-properties style:use-window-font-color="true" fo:language="en" fo:country="US" officeooo:paragraph-rsid="007de95d"/>
    </style:style>
    <style:style style:name="P4" style:family="paragraph" style:parent-style-name="Text_20_body">
      <style:text-properties style:use-window-font-color="true" fo:language="en" fo:country="US" officeooo:rsid="002f1bfe"/>
    </style:style>
    <style:style style:name="P5" style:family="paragraph" style:parent-style-name="Text_20_body">
      <style:text-properties fo:language="en" fo:country="US" officeooo:paragraph-rsid="00efec4e"/>
    </style:style>
    <style:style style:name="P6" style:family="paragraph" style:parent-style-name="Text_20_body">
      <style:text-properties fo:language="en" fo:country="US" officeooo:paragraph-rsid="007de95d"/>
    </style:style>
    <style:style style:name="P7" style:family="paragraph" style:parent-style-name="Text_20_body" style:list-style-name="L1">
      <style:text-properties style:use-window-font-color="true" fo:language="en" fo:country="US" officeooo:rsid="0038293e" officeooo:paragraph-rsid="007de95d"/>
    </style:style>
    <style:style style:name="P8" style:family="paragraph" style:parent-style-name="Text_20_body">
      <style:text-properties style:use-window-font-color="true" fo:language="en" fo:country="US" officeooo:rsid="0051b402" officeooo:paragraph-rsid="007de95d"/>
    </style:style>
    <style:style style:name="P9" style:family="paragraph" style:parent-style-name="Text_20_body">
      <style:text-properties fo:color="#ff3333" fo:language="en" fo:country="US" officeooo:rsid="004fe199" officeooo:paragraph-rsid="007de95d"/>
    </style:style>
    <style:style style:name="P10" style:family="paragraph" style:parent-style-name="Text_20_body">
      <style:text-properties style:use-window-font-color="true" fo:language="en" fo:country="US" officeooo:rsid="003c4a52" officeooo:paragraph-rsid="007de95d"/>
    </style:style>
    <style:style style:name="P11" style:family="paragraph" style:parent-style-name="Heading_20_2">
      <style:text-properties style:use-window-font-color="true" fo:language="en" fo:country="US" officeooo:rsid="0051b402" officeooo:paragraph-rsid="007de95d"/>
    </style:style>
    <style:style style:name="P12" style:family="paragraph" style:parent-style-name="Text_20_body">
      <style:text-properties fo:language="en" fo:country="US" officeooo:rsid="004c9699" officeooo:paragraph-rsid="007de95d"/>
    </style:style>
    <style:style style:name="P13" style:family="paragraph" style:parent-style-name="Text_20_body">
      <style:text-properties fo:language="en" fo:country="US" officeooo:paragraph-rsid="00f11916"/>
    </style:style>
    <style:style style:name="P14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0fc0707" style:font-size-asian="9pt" style:font-size-complex="9pt"/>
    </style:style>
    <style:style style:name="P15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1099cfc" style:font-size-asian="9pt" style:font-size-complex="9pt"/>
    </style:style>
    <style:style style:name="P16" style:family="paragraph" style:parent-style-name="Header">
      <style:paragraph-properties fo:text-align="end" style:justify-single-word="false"/>
      <style:text-properties style:font-name="Liberation Sans" fo:font-size="9pt" fo:language="en" fo:country="US" officeooo:rsid="000bc8c3" officeooo:paragraph-rsid="01099cfc" style:font-size-asian="9pt" style:font-size-complex="9pt"/>
    </style:style>
    <style:style style:name="P17" style:family="paragraph" style:parent-style-name="Standard">
      <style:text-properties fo:font-size="2pt" fo:language="en" fo:country="US" officeooo:paragraph-rsid="00fc0707" style:font-size-asian="10.5pt"/>
    </style:style>
    <style:style style:name="P18" style:family="paragraph" style:parent-style-name="Standard">
      <style:text-properties fo:language="en" fo:country="GB" officeooo:paragraph-rsid="016d6fd9"/>
    </style:style>
    <style:style style:name="P19" style:family="paragraph" style:parent-style-name="Standard">
      <style:text-properties fo:language="en" fo:country="GB" officeooo:rsid="019d9f3d" officeooo:paragraph-rsid="0186984d"/>
    </style:style>
    <style:style style:name="P20" style:family="paragraph" style:parent-style-name="Standard">
      <style:text-properties fo:language="en" fo:country="GB" officeooo:rsid="01ca0626" officeooo:paragraph-rsid="01853063"/>
    </style:style>
    <style:style style:name="P21" style:family="paragraph" style:parent-style-name="Standard">
      <style:text-properties fo:language="en" fo:country="GB" officeooo:paragraph-rsid="0186984d"/>
    </style:style>
    <style:style style:name="P22" style:family="paragraph" style:parent-style-name="Footer">
      <style:text-properties fo:language="en" fo:country="US"/>
    </style:style>
    <style:style style:name="P23" style:family="paragraph" style:parent-style-name="Text_20_body">
      <style:text-properties fo:language="en" fo:country="US"/>
    </style:style>
    <style:style style:name="P24" style:family="paragraph" style:parent-style-name="Text_20_body">
      <style:text-properties fo:language="en" fo:country="US" officeooo:paragraph-rsid="00efec4e"/>
    </style:style>
    <style:style style:name="P25" style:family="paragraph" style:parent-style-name="Text_20_body">
      <style:text-properties fo:language="en" fo:country="US" officeooo:rsid="004c9699" officeooo:paragraph-rsid="007de95d"/>
    </style:style>
    <style:style style:name="P26" style:family="paragraph" style:parent-style-name="Text_20_body">
      <style:text-properties fo:language="en" fo:country="US" officeooo:paragraph-rsid="007de95d"/>
    </style:style>
    <style:style style:name="P27" style:family="paragraph" style:parent-style-name="Text_20_body">
      <style:text-properties fo:language="en" fo:country="US" officeooo:paragraph-rsid="00f11916"/>
    </style:style>
    <style:style style:name="P28" style:family="paragraph" style:parent-style-name="Text_20_body">
      <style:text-properties fo:language="en" fo:country="US" officeooo:paragraph-rsid="0152d301"/>
    </style:style>
    <style:style style:name="P29" style:family="paragraph" style:parent-style-name="Text_20_body">
      <style:text-properties fo:language="en" fo:country="US" officeooo:rsid="00d3b397" officeooo:paragraph-rsid="01853063"/>
    </style:style>
    <style:style style:name="P30" style:family="paragraph" style:parent-style-name="Text_20_body">
      <style:text-properties fo:language="en" fo:country="US" officeooo:paragraph-rsid="01853063"/>
    </style:style>
    <style:style style:name="P31" style:family="paragraph" style:parent-style-name="Text_20_body">
      <style:text-properties fo:language="en" fo:country="US" officeooo:paragraph-rsid="0186984d"/>
    </style:style>
    <style:style style:name="P32" style:family="paragraph" style:parent-style-name="Text_20_body">
      <style:text-properties fo:language="en" fo:country="US" officeooo:paragraph-rsid="018875a6"/>
    </style:style>
    <style:style style:name="P33" style:family="paragraph" style:parent-style-name="Text_20_body">
      <style:text-properties fo:language="en" fo:country="US" officeooo:paragraph-rsid="00f300cc"/>
    </style:style>
    <style:style style:name="P34" style:family="paragraph" style:parent-style-name="Text_20_body">
      <style:text-properties style:use-window-font-color="true" fo:language="en" fo:country="US" officeooo:paragraph-rsid="007de95d"/>
    </style:style>
    <style:style style:name="P35" style:family="paragraph" style:parent-style-name="Text_20_body">
      <style:text-properties style:use-window-font-color="true" fo:language="en" fo:country="US" officeooo:rsid="002f1bfe"/>
    </style:style>
    <style:style style:name="P36" style:family="paragraph" style:parent-style-name="Text_20_body">
      <style:text-properties style:use-window-font-color="true" fo:language="en" fo:country="US" officeooo:rsid="00877594"/>
    </style:style>
    <style:style style:name="P37" style:family="paragraph" style:parent-style-name="Text_20_body">
      <style:text-properties style:use-window-font-color="true" fo:language="en" fo:country="US" officeooo:rsid="003c4a52" officeooo:paragraph-rsid="007de95d"/>
    </style:style>
    <style:style style:name="P38" style:family="paragraph" style:parent-style-name="Text_20_body">
      <style:text-properties style:use-window-font-color="true" fo:language="en" fo:country="US" officeooo:rsid="0051b402" officeooo:paragraph-rsid="007de95d"/>
    </style:style>
    <style:style style:name="P39" style:family="paragraph" style:parent-style-name="Text_20_body">
      <style:text-properties style:use-window-font-color="true" fo:language="en" fo:country="US" officeooo:paragraph-rsid="00efec4e"/>
    </style:style>
    <style:style style:name="P40" style:family="paragraph" style:parent-style-name="Text_20_body">
      <style:text-properties style:use-window-font-color="true" fo:language="en" fo:country="GB" officeooo:rsid="019d9f3d" officeooo:paragraph-rsid="01853063"/>
    </style:style>
    <style:style style:name="P41" style:family="paragraph" style:parent-style-name="Text_20_body">
      <style:text-properties style:use-window-font-color="true" fo:language="en" fo:country="GB" officeooo:paragraph-rsid="0186984d"/>
    </style:style>
    <style:style style:name="P42" style:family="paragraph" style:parent-style-name="Text_20_body">
      <style:text-properties fo:color="#ff3333" fo:language="en" fo:country="US" officeooo:rsid="004fe199" officeooo:paragraph-rsid="007de95d"/>
    </style:style>
    <style:style style:name="P43" style:family="paragraph" style:parent-style-name="Text_20_body">
      <style:text-properties fo:language="en" fo:country="GB" officeooo:rsid="01b5f3bb" officeooo:paragraph-rsid="01853063"/>
    </style:style>
    <style:style style:name="P44" style:family="paragraph" style:parent-style-name="Text_20_body">
      <style:text-properties fo:language="en" fo:country="GB" officeooo:rsid="02adccd0" officeooo:paragraph-rsid="0186984d"/>
    </style:style>
    <style:style style:name="P45" style:family="paragraph" style:parent-style-name="Text_20_body">
      <style:text-properties fo:language="en" fo:country="GB" officeooo:rsid="02b5c0fd" officeooo:paragraph-rsid="0186984d"/>
    </style:style>
    <style:style style:name="P46" style:family="paragraph" style:parent-style-name="Text_20_body">
      <style:text-properties fo:language="en" fo:country="GB" officeooo:paragraph-rsid="01853063"/>
    </style:style>
    <style:style style:name="P47" style:family="paragraph" style:parent-style-name="Text_20_body">
      <style:text-properties fo:language="en" fo:country="GB" officeooo:paragraph-rsid="0186984d"/>
    </style:style>
    <style:style style:name="P48" style:family="paragraph" style:parent-style-name="Text_20_body">
      <style:text-properties fo:language="en" fo:country="GB" officeooo:paragraph-rsid="018cab21"/>
    </style:style>
    <style:style style:name="P49" style:family="paragraph" style:parent-style-name="Text_20_body">
      <style:text-properties fo:language="en" fo:country="GB" fo:font-style="italic" officeooo:paragraph-rsid="018f961b" style:font-style-asian="italic" style:font-style-complex="italic"/>
    </style:style>
    <style:style style:name="P50" style:family="paragraph" style:parent-style-name="Text_20_body">
      <style:text-properties officeooo:paragraph-rsid="016d9aba"/>
    </style:style>
    <style:style style:name="P51" style:family="paragraph" style:parent-style-name="Text_20_body">
      <style:text-properties officeooo:paragraph-rsid="01853063"/>
    </style:style>
    <style:style style:name="P52" style:family="paragraph" style:parent-style-name="Text_20_body">
      <style:text-properties officeooo:paragraph-rsid="018875a6"/>
    </style:style>
    <style:style style:name="P53" style:family="paragraph" style:parent-style-name="Text_20_body">
      <style:text-properties officeooo:paragraph-rsid="018f961b"/>
    </style:style>
    <style:style style:name="P54" style:family="paragraph" style:parent-style-name="Text_20_body">
      <style:text-properties fo:font-style="italic" officeooo:paragraph-rsid="019068c1" style:font-style-asian="italic" style:font-style-complex="italic"/>
    </style:style>
    <style:style style:name="P55" style:family="paragraph" style:parent-style-name="Standard" style:master-page-name="">
      <style:paragraph-properties style:page-number="auto">
        <style:tab-stops>
          <style:tab-stop style:position="89.73mm" style:type="right" style:leader-style="dotted" style:leader-text="."/>
        </style:tab-stops>
      </style:paragraph-properties>
      <style:text-properties fo:language="en" fo:country="GB" officeooo:paragraph-rsid="014942b2"/>
    </style:style>
    <style:style style:name="P56" style:family="paragraph" style:parent-style-name="Heading_20_2">
      <style:text-properties style:use-window-font-color="true" fo:language="en" fo:country="US" officeooo:rsid="002f1bfe"/>
    </style:style>
    <style:style style:name="P57" style:family="paragraph" style:parent-style-name="Heading_20_2">
      <style:text-properties style:use-window-font-color="true" fo:language="en" fo:country="US" officeooo:rsid="0051b402" officeooo:paragraph-rsid="007de95d"/>
    </style:style>
    <style:style style:name="P58" style:family="paragraph" style:parent-style-name="Heading_20_2">
      <style:text-properties style:use-window-font-color="true" fo:language="en" fo:country="US" officeooo:rsid="019068c1" officeooo:paragraph-rsid="019068c1"/>
    </style:style>
    <style:style style:name="P59" style:family="paragraph" style:parent-style-name="Heading_20_2">
      <style:text-properties fo:language="en" fo:country="GB" officeooo:rsid="026982c7" officeooo:paragraph-rsid="01853063"/>
    </style:style>
    <style:style style:name="P60" style:family="paragraph" style:parent-style-name="Heading_20_2">
      <style:text-properties fo:language="en" fo:country="GB" officeooo:rsid="02882ee2" officeooo:paragraph-rsid="018cab21"/>
    </style:style>
    <style:style style:name="P61" style:family="paragraph" style:parent-style-name="Heading_20_2">
      <style:text-properties fo:language="en" fo:country="GB" officeooo:paragraph-rsid="0186984d"/>
    </style:style>
    <style:style style:name="P62" style:family="paragraph" style:parent-style-name="Heading_20_2">
      <style:text-properties officeooo:paragraph-rsid="018c5f4d"/>
    </style:style>
    <style:style style:name="P63" style:family="paragraph" style:parent-style-name="Heading_20_2">
      <style:text-properties officeooo:rsid="02adccd0" officeooo:paragraph-rsid="01884427"/>
    </style:style>
    <style:style style:name="P64" style:family="paragraph" style:parent-style-name="Heading_20_2">
      <style:text-properties fo:language="en" fo:country="US" officeooo:rsid="018ea4e4" officeooo:paragraph-rsid="018ea4e4"/>
    </style:style>
    <style:style style:name="P65" style:family="paragraph" style:parent-style-name="Heading_20_2">
      <style:text-properties fo:language="en" fo:country="US" officeooo:paragraph-rsid="018cab21"/>
    </style:style>
    <style:style style:name="P66" style:family="paragraph" style:parent-style-name="Heading_20_2">
      <style:text-properties fo:language="en" fo:country="US" officeooo:paragraph-rsid="01828879"/>
    </style:style>
    <style:style style:name="P67" style:family="paragraph" style:parent-style-name="Heading_20_2">
      <style:text-properties fo:language="en" fo:country="US" officeooo:paragraph-rsid="0186984d"/>
    </style:style>
    <style:style style:name="P68" style:family="paragraph" style:parent-style-name="Text_20_body" style:list-style-name="L1">
      <style:text-properties style:use-window-font-color="true" fo:language="en" fo:country="US" officeooo:rsid="0038293e" officeooo:paragraph-rsid="007de95d"/>
    </style:style>
    <style:style style:name="P69" style:family="paragraph" style:parent-style-name="Text_20_body">
      <style:text-properties fo:language="en" fo:country="GB" officeooo:paragraph-rsid="01853063"/>
    </style:style>
    <style:style style:name="P70" style:family="paragraph" style:parent-style-name="Heading_20_1">
      <style:text-properties fo:language="en" fo:country="US"/>
    </style:style>
    <style:style style:name="P71" style:family="paragraph" style:parent-style-name="Standard">
      <style:text-properties fo:language="en" fo:country="GB" officeooo:paragraph-rsid="01942c78"/>
    </style:style>
    <style:style style:name="T1" style:family="text">
      <style:text-properties officeooo:rsid="00318ed6"/>
    </style:style>
    <style:style style:name="T2" style:family="text">
      <style:text-properties officeooo:rsid="00430258"/>
    </style:style>
    <style:style style:name="T3" style:family="text">
      <style:text-properties officeooo:rsid="0080b924"/>
    </style:style>
    <style:style style:name="T4" style:family="text">
      <style:text-properties fo:font-style="italic" officeooo:rsid="00430258" style:font-style-asian="italic" style:font-style-complex="italic"/>
    </style:style>
    <style:style style:name="T5" style:family="text">
      <style:text-properties style:use-window-font-color="true" officeooo:rsid="002f1bfe"/>
    </style:style>
    <style:style style:name="T6" style:family="text">
      <style:text-properties style:use-window-font-color="true" officeooo:rsid="005f6dde"/>
    </style:style>
    <style:style style:name="T7" style:family="text">
      <style:text-properties style:use-window-font-color="true" officeooo:rsid="003c4a52"/>
    </style:style>
    <style:style style:name="T8" style:family="text">
      <style:text-properties fo:color="#ff3333" officeooo:rsid="003c4a52"/>
    </style:style>
    <style:style style:name="T9" style:family="text">
      <style:text-properties fo:color="#ff3333" officeooo:rsid="004fe199"/>
    </style:style>
    <style:style style:name="T10" style:family="text">
      <style:text-properties officeooo:rsid="003c4a52"/>
    </style:style>
    <style:style style:name="T11" style:family="text">
      <style:text-properties officeooo:rsid="0052fc81"/>
    </style:style>
    <style:style style:name="T12" style:family="text">
      <style:text-properties officeooo:rsid="0052ccd1"/>
    </style:style>
    <style:style style:name="T13" style:family="text">
      <style:text-properties officeooo:rsid="004fe199"/>
    </style:style>
    <style:style style:name="T14" style:family="text">
      <style:text-properties style:use-window-font-color="true" officeooo:rsid="0051b402"/>
    </style:style>
    <style:style style:name="T15" style:family="text">
      <style:text-properties style:use-window-font-color="true" officeooo:rsid="00840d51" fo:background-color="#ffff00" loext:char-shading-value="0"/>
    </style:style>
    <style:style style:name="T16" style:family="text">
      <style:text-properties style:use-window-font-color="true" officeooo:rsid="00840d51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fff46b" style:font-weight-asian="normal" style:font-weight-complex="normal"/>
    </style:style>
    <style:style style:name="T20" style:family="text">
      <style:text-properties fo:font-weight="normal" officeooo:rsid="01a50cff" style:font-weight-asian="normal" style:font-weight-complex="normal"/>
    </style:style>
    <style:style style:name="T21" style:family="text">
      <style:text-properties fo:font-weight="normal" officeooo:rsid="005d23ef" style:font-weight-asian="normal" style:font-weight-complex="normal"/>
    </style:style>
    <style:style style:name="T22" style:family="text">
      <style:text-properties fo:font-weight="normal" officeooo:rsid="00a91991" style:font-weight-asian="normal" style:font-weight-complex="normal"/>
    </style:style>
    <style:style style:name="T23" style:family="text">
      <style:text-properties fo:font-weight="normal" officeooo:rsid="02444870" style:font-weight-asian="normal" style:font-weight-complex="normal"/>
    </style:style>
    <style:style style:name="T24" style:family="text">
      <style:text-properties fo:font-weight="normal" officeooo:rsid="01bae9ee" style:font-weight-asian="normal" style:font-weight-complex="normal"/>
    </style:style>
    <style:style style:name="T25" style:family="text">
      <style:text-properties fo:font-weight="normal" officeooo:rsid="01b915aa" style:font-weight-asian="normal" style:font-weight-complex="normal"/>
    </style:style>
    <style:style style:name="T26" style:family="text">
      <style:text-properties fo:font-weight="normal" officeooo:rsid="01e1c175" style:font-weight-asian="normal" style:font-weight-complex="normal"/>
    </style:style>
    <style:style style:name="T27" style:family="text">
      <style:text-properties fo:font-weight="normal" officeooo:rsid="02884b54" style:font-weight-asian="normal" style:font-weight-complex="normal"/>
    </style:style>
    <style:style style:name="T28" style:family="text">
      <style:text-properties fo:font-weight="normal" officeooo:rsid="01be87fb" style:font-weight-asian="normal" style:font-weight-complex="normal"/>
    </style:style>
    <style:style style:name="T29" style:family="text">
      <style:text-properties fo:font-weight="normal" officeooo:rsid="019d9f3d" style:font-weight-asian="normal" style:font-weight-complex="normal"/>
    </style:style>
    <style:style style:name="T30" style:family="text">
      <style:text-properties fo:font-weight="normal" officeooo:rsid="028d3fc4" style:font-weight-asian="normal" style:font-weight-complex="normal"/>
    </style:style>
    <style:style style:name="T31" style:family="text">
      <style:text-properties fo:font-weight="normal" officeooo:rsid="028eebf9" style:font-weight-asian="normal" style:font-weight-complex="normal"/>
    </style:style>
    <style:style style:name="T32" style:family="text">
      <style:text-properties fo:font-weight="normal" officeooo:rsid="028fc5cb" style:font-weight-asian="normal" style:font-weight-complex="normal"/>
    </style:style>
    <style:style style:name="T33" style:family="text">
      <style:text-properties fo:font-weight="normal" officeooo:rsid="01ec17bf" style:font-weight-asian="normal" style:font-weight-complex="normal"/>
    </style:style>
    <style:style style:name="T34" style:family="text">
      <style:text-properties fo:font-weight="normal" officeooo:rsid="026edbca" style:font-weight-asian="normal" style:font-weight-complex="normal"/>
    </style:style>
    <style:style style:name="T35" style:family="text">
      <style:text-properties fo:font-weight="normal" officeooo:rsid="01edfbc4" style:font-weight-asian="normal" style:font-weight-complex="normal"/>
    </style:style>
    <style:style style:name="T36" style:family="text">
      <style:text-properties fo:font-weight="normal" officeooo:rsid="01ec3b45" style:font-weight-asian="normal" style:font-weight-complex="normal"/>
    </style:style>
    <style:style style:name="T37" style:family="text">
      <style:text-properties fo:font-weight="normal" officeooo:rsid="01ef15af" style:font-weight-asian="normal" style:font-weight-complex="normal"/>
    </style:style>
    <style:style style:name="T38" style:family="text">
      <style:text-properties fo:font-weight="normal" officeooo:rsid="01f23e38" style:font-weight-asian="normal" style:font-weight-complex="normal"/>
    </style:style>
    <style:style style:name="T39" style:family="text">
      <style:text-properties fo:font-weight="normal" officeooo:rsid="02b2cda8" style:font-weight-asian="normal" style:font-weight-complex="normal"/>
    </style:style>
    <style:style style:name="T40" style:family="text">
      <style:text-properties fo:font-weight="normal" officeooo:rsid="01f35faa" style:font-weight-asian="normal" style:font-weight-complex="normal"/>
    </style:style>
    <style:style style:name="T41" style:family="text">
      <style:text-properties fo:font-weight="normal" officeooo:rsid="02b2ee52" style:font-weight-asian="normal" style:font-weight-complex="normal"/>
    </style:style>
    <style:style style:name="T42" style:family="text">
      <style:text-properties fo:font-weight="normal" officeooo:rsid="02b43b2b" style:font-weight-asian="normal" style:font-weight-complex="normal"/>
    </style:style>
    <style:style style:name="T43" style:family="text">
      <style:text-properties fo:font-weight="normal" officeooo:rsid="01aca09f" style:font-weight-asian="normal" style:font-weight-complex="normal"/>
    </style:style>
    <style:style style:name="T44" style:family="text">
      <style:text-properties fo:font-weight="normal" officeooo:rsid="01a0b465" style:font-weight-asian="normal" style:font-weight-complex="normal"/>
    </style:style>
    <style:style style:name="T45" style:family="text">
      <style:text-properties fo:font-weight="normal" officeooo:rsid="01a6d6b0" style:font-weight-asian="normal" style:font-weight-complex="normal"/>
    </style:style>
    <style:style style:name="T46" style:family="text">
      <style:text-properties fo:font-weight="normal" officeooo:rsid="01a2a6a7" style:font-weight-asian="normal" style:font-weight-complex="normal"/>
    </style:style>
    <style:style style:name="T47" style:family="text">
      <style:text-properties fo:font-weight="normal" officeooo:rsid="02b14824" style:font-weight-asian="normal" style:font-weight-complex="normal"/>
    </style:style>
    <style:style style:name="T48" style:family="text">
      <style:text-properties fo:font-weight="normal" officeooo:rsid="02b6a813" style:font-weight-asian="normal" style:font-weight-complex="normal"/>
    </style:style>
    <style:style style:name="T49" style:family="text">
      <style:text-properties fo:font-weight="normal" officeooo:rsid="02b7e993" style:font-weight-asian="normal" style:font-weight-complex="normal"/>
    </style:style>
    <style:style style:name="T50" style:family="text">
      <style:text-properties fo:font-weight="normal" officeooo:rsid="0294410f" style:font-weight-asian="normal" style:font-weight-complex="normal"/>
    </style:style>
    <style:style style:name="T51" style:family="text">
      <style:text-properties fo:font-weight="normal" officeooo:rsid="0186984d" style:font-weight-asian="normal" style:font-weight-complex="normal"/>
    </style:style>
    <style:style style:name="T52" style:family="text">
      <style:text-properties fo:font-weight="normal" officeooo:rsid="01ae50ff" style:font-weight-asian="normal" style:font-weight-complex="normal"/>
    </style:style>
    <style:style style:name="T53" style:family="text">
      <style:text-properties fo:font-weight="normal" officeooo:rsid="02b863d5" fo:background-color="#ffff00" loext:char-shading-value="0" style:font-weight-asian="normal" style:font-weight-complex="normal"/>
    </style:style>
    <style:style style:name="T54" style:family="text">
      <style:text-properties fo:font-weight="normal" officeooo:rsid="02b6a813" fo:background-color="#ffff00" loext:char-shading-value="0" style:font-weight-asian="normal" style:font-weight-complex="normal"/>
    </style:style>
    <style:style style:name="T55" style:family="text">
      <style:text-properties style:use-window-font-color="true"/>
    </style:style>
    <style:style style:name="T56" style:family="text">
      <style:text-properties style:use-window-font-color="true" officeooo:rsid="002f1bfe"/>
    </style:style>
    <style:style style:name="T57" style:family="text">
      <style:text-properties style:use-window-font-color="true" officeooo:rsid="005f6dde"/>
    </style:style>
    <style:style style:name="T58" style:family="text">
      <style:text-properties style:use-window-font-color="true" officeooo:rsid="0051b402"/>
    </style:style>
    <style:style style:name="T59" style:family="text">
      <style:text-properties style:use-window-font-color="true" officeooo:rsid="003c4a52"/>
    </style:style>
    <style:style style:name="T60" style:family="text">
      <style:text-properties style:use-window-font-color="true" officeooo:rsid="00840d51" fo:background-color="#ffff00" loext:char-shading-value="0"/>
    </style:style>
    <style:style style:name="T61" style:family="text">
      <style:text-properties style:use-window-font-color="true" officeooo:rsid="00840d51"/>
    </style:style>
    <style:style style:name="T62" style:family="text">
      <style:text-properties style:use-window-font-color="true" fo:language="en" fo:country="US"/>
    </style:style>
    <style:style style:name="T63" style:family="text">
      <style:text-properties style:use-window-font-color="true" fo:language="en" fo:country="US" officeooo:rsid="003e83f0"/>
    </style:style>
    <style:style style:name="T64" style:family="text">
      <style:text-properties style:use-window-font-color="true" fo:language="en" fo:country="US" fo:font-weight="bold" officeooo:rsid="011cb807" style:font-weight-asian="bold" style:font-weight-complex="bold"/>
    </style:style>
    <style:style style:name="T65" style:family="text">
      <style:text-properties style:use-window-font-color="true" fo:language="en" fo:country="US" fo:font-weight="bold" officeooo:rsid="0162d931" style:font-weight-asian="bold" style:font-weight-complex="bold"/>
    </style:style>
    <style:style style:name="T66" style:family="text">
      <style:text-properties style:use-window-font-color="true" fo:language="en" fo:country="US" fo:font-weight="bold" officeooo:rsid="0072ed61" style:font-weight-asian="bold" style:font-weight-complex="bold"/>
    </style:style>
    <style:style style:name="T67" style:family="text">
      <style:text-properties style:use-window-font-color="true" fo:language="en" fo:country="US" fo:font-weight="bold" officeooo:rsid="017d9916" style:font-weight-asian="bold" style:font-weight-complex="bold"/>
    </style:style>
    <style:style style:name="T68" style:family="text">
      <style:text-properties style:use-window-font-color="true" fo:language="en" fo:country="US" fo:font-weight="bold" officeooo:rsid="0059de9a" style:font-weight-asian="bold" style:font-weight-complex="bold"/>
    </style:style>
    <style:style style:name="T69" style:family="text">
      <style:text-properties style:use-window-font-color="true" fo:language="en" fo:country="US" fo:font-weight="bold" officeooo:rsid="0074c792" style:font-weight-asian="bold" style:font-weight-complex="bold"/>
    </style:style>
    <style:style style:name="T70" style:family="text">
      <style:text-properties style:use-window-font-color="true" fo:language="en" fo:country="US" fo:font-weight="bold" officeooo:rsid="00bc0794" style:font-weight-asian="bold" style:font-weight-complex="bold"/>
    </style:style>
    <style:style style:name="T71" style:family="text">
      <style:text-properties style:use-window-font-color="true" fo:language="en" fo:country="US" officeooo:rsid="01c64a07"/>
    </style:style>
    <style:style style:name="T72" style:family="text">
      <style:text-properties style:use-window-font-color="true" fo:language="en" fo:country="US" officeooo:rsid="014d9878"/>
    </style:style>
    <style:style style:name="T73" style:family="text">
      <style:text-properties style:use-window-font-color="true" fo:language="en" fo:country="US" officeooo:rsid="0059de9a"/>
    </style:style>
    <style:style style:name="T74" style:family="text">
      <style:text-properties style:use-window-font-color="true" fo:language="en" fo:country="US" officeooo:rsid="0072ed61"/>
    </style:style>
    <style:style style:name="T75" style:family="text">
      <style:text-properties style:use-window-font-color="true" fo:language="en" fo:country="US" officeooo:rsid="0162d931"/>
    </style:style>
    <style:style style:name="T76" style:family="text">
      <style:text-properties style:use-window-font-color="true" fo:language="en" fo:country="US" officeooo:rsid="01653cc0"/>
    </style:style>
    <style:style style:name="T77" style:family="text">
      <style:text-properties style:use-window-font-color="true" fo:language="en" fo:country="US" officeooo:rsid="016f87e1"/>
    </style:style>
    <style:style style:name="T78" style:family="text">
      <style:text-properties style:use-window-font-color="true" fo:language="en" fo:country="US" officeooo:rsid="003c4a52"/>
    </style:style>
    <style:style style:name="T79" style:family="text">
      <style:text-properties style:use-window-font-color="true" fo:language="en" fo:country="US" officeooo:rsid="00ebb972"/>
    </style:style>
    <style:style style:name="T80" style:family="text">
      <style:text-properties style:use-window-font-color="true" fo:language="en" fo:country="US" officeooo:rsid="009d6315"/>
    </style:style>
    <style:style style:name="T81" style:family="text">
      <style:text-properties style:use-window-font-color="true" fo:language="en" fo:country="US" officeooo:rsid="01387add"/>
    </style:style>
    <style:style style:name="T82" style:family="text">
      <style:text-properties style:use-window-font-color="true" fo:language="en" fo:country="US" officeooo:rsid="0179ee58"/>
    </style:style>
    <style:style style:name="T83" style:family="text">
      <style:text-properties style:use-window-font-color="true" fo:language="en" fo:country="US" officeooo:rsid="0180b0f0"/>
    </style:style>
    <style:style style:name="T84" style:family="text">
      <style:text-properties style:use-window-font-color="true" fo:language="en" fo:country="US" officeooo:rsid="0074c792"/>
    </style:style>
    <style:style style:name="T85" style:family="text">
      <style:text-properties style:use-window-font-color="true" fo:language="en" fo:country="US" officeooo:rsid="018f961b"/>
    </style:style>
    <style:style style:name="T86" style:family="text">
      <style:text-properties style:use-window-font-color="true" officeooo:rsid="0038293e"/>
    </style:style>
    <style:style style:name="T87" style:family="text">
      <style:text-properties style:use-window-font-color="true" officeooo:rsid="004fb46e"/>
    </style:style>
    <style:style style:name="T88" style:family="text">
      <style:text-properties style:use-window-font-color="true" officeooo:rsid="01c64a07"/>
    </style:style>
    <style:style style:name="T89" style:family="text">
      <style:text-properties style:use-window-font-color="true" officeooo:rsid="004c9699"/>
    </style:style>
    <style:style style:name="T90" style:family="text">
      <style:text-properties style:use-window-font-color="true" fo:font-weight="normal" officeooo:rsid="01a9daf3" style:font-weight-asian="normal" style:font-weight-complex="normal"/>
    </style:style>
    <style:style style:name="T91" style:family="text">
      <style:text-properties style:use-window-font-color="true" fo:font-weight="normal" officeooo:rsid="01f72f3f" style:font-weight-asian="normal" style:font-weight-complex="normal"/>
    </style:style>
    <style:style style:name="T92" style:family="text">
      <style:text-properties style:use-window-font-color="true" fo:font-weight="normal" officeooo:rsid="02a8d04a" style:font-weight-asian="normal" style:font-weight-complex="normal"/>
    </style:style>
    <style:style style:name="T93" style:family="text">
      <style:text-properties style:use-window-font-color="true" fo:font-weight="normal" officeooo:rsid="01bae9ee" style:font-weight-asian="normal" style:font-weight-complex="normal"/>
    </style:style>
    <style:style style:name="T94" style:family="text">
      <style:text-properties style:use-window-font-color="true" fo:font-weight="normal" officeooo:rsid="0237f699" style:font-weight-asian="normal" style:font-weight-complex="normal"/>
    </style:style>
    <style:style style:name="T95" style:family="text">
      <style:text-properties style:use-window-font-color="true" fo:font-weight="normal" officeooo:rsid="023c6810" style:font-weight-asian="normal" style:font-weight-complex="normal"/>
    </style:style>
    <style:style style:name="T96" style:family="text">
      <style:text-properties style:use-window-font-color="true" fo:font-weight="normal" officeooo:rsid="0260bca2" style:font-weight-asian="normal" style:font-weight-complex="normal"/>
    </style:style>
    <style:style style:name="T97" style:family="text">
      <style:text-properties style:use-window-font-color="true" fo:font-weight="normal" officeooo:rsid="023b1555" style:font-weight-asian="normal" style:font-weight-complex="normal"/>
    </style:style>
    <style:style style:name="T98" style:family="text">
      <style:text-properties style:use-window-font-color="true" fo:font-weight="normal" officeooo:rsid="023ce76f" style:font-weight-asian="normal" style:font-weight-complex="normal"/>
    </style:style>
    <style:style style:name="T99" style:family="text">
      <style:text-properties style:use-window-font-color="true" fo:font-weight="normal" officeooo:rsid="023ecfad" style:font-weight-asian="normal" style:font-weight-complex="normal"/>
    </style:style>
    <style:style style:name="T100" style:family="text">
      <style:text-properties style:use-window-font-color="true" fo:font-weight="normal" officeooo:rsid="029a5e2d" style:font-weight-asian="normal" style:font-weight-complex="normal"/>
    </style:style>
    <style:style style:name="T101" style:family="text">
      <style:text-properties style:use-window-font-color="true" officeooo:rsid="00ececdd"/>
    </style:style>
    <style:style style:name="T102" style:family="text">
      <style:text-properties style:use-window-font-color="true" officeooo:rsid="002c68fc"/>
    </style:style>
    <style:style style:name="T103" style:family="text">
      <style:text-properties style:use-window-font-color="true" officeooo:rsid="0053925c"/>
    </style:style>
    <style:style style:name="T104" style:family="text">
      <style:text-properties style:use-window-font-color="true" officeooo:rsid="00430258"/>
    </style:style>
    <style:style style:name="T105" style:family="text">
      <style:text-properties style:use-window-font-color="true" officeooo:rsid="00d900a0"/>
    </style:style>
    <style:style style:name="T106" style:family="text">
      <style:text-properties style:use-window-font-color="true" fo:font-weight="bold" officeooo:rsid="004fb46e" style:font-weight-asian="bold" style:font-weight-complex="bold"/>
    </style:style>
    <style:style style:name="T107" style:family="text">
      <style:text-properties style:use-window-font-color="true" fo:font-weight="bold" officeooo:rsid="01a9daf3" style:font-weight-asian="bold" style:font-weight-complex="bold"/>
    </style:style>
    <style:style style:name="T108" style:family="text">
      <style:text-properties style:use-window-font-color="true" fo:font-weight="bold" officeooo:rsid="0173ca4b" style:font-weight-asian="bold" style:font-weight-complex="bold"/>
    </style:style>
    <style:style style:name="T109" style:family="text">
      <style:text-properties style:use-window-font-color="true" fo:font-weight="bold" officeooo:rsid="01769b26" style:font-weight-asian="bold" style:font-weight-complex="bold"/>
    </style:style>
    <style:style style:name="T110" style:family="text">
      <style:text-properties style:use-window-font-color="true" fo:font-weight="bold" officeooo:rsid="01c3e1e0" style:font-weight-asian="bold" style:font-weight-complex="bold"/>
    </style:style>
    <style:style style:name="T111" style:family="text">
      <style:text-properties style:use-window-font-color="true" fo:font-weight="bold" officeooo:rsid="01c64a07" style:font-weight-asian="bold" style:font-weight-complex="bold"/>
    </style:style>
    <style:style style:name="T112" style:family="text">
      <style:text-properties style:use-window-font-color="true" fo:font-weight="bold" officeooo:rsid="0205c593" style:font-weight-asian="bold" style:font-weight-complex="bold"/>
    </style:style>
    <style:style style:name="T113" style:family="text">
      <style:text-properties style:use-window-font-color="true" fo:font-weight="bold" officeooo:rsid="004c9699" style:font-weight-asian="bold" style:font-weight-complex="bold"/>
    </style:style>
    <style:style style:name="T114" style:family="text">
      <style:text-properties style:use-window-font-color="true" fo:font-weight="bold" officeooo:rsid="021922e3" style:font-weight-asian="bold" style:font-weight-complex="bold"/>
    </style:style>
    <style:style style:name="T115" style:family="text">
      <style:text-properties style:use-window-font-color="true" fo:font-weight="bold" officeooo:rsid="023ecfad" style:font-weight-asian="bold" style:font-weight-complex="bold"/>
    </style:style>
    <style:style style:name="T116" style:family="text">
      <style:text-properties style:use-window-font-color="true" fo:font-weight="bold" officeooo:rsid="023c6810" style:font-weight-asian="bold" style:font-weight-complex="bold"/>
    </style:style>
    <style:style style:name="T117" style:family="text">
      <style:text-properties style:use-window-font-color="true" fo:font-weight="bold" officeooo:rsid="018f961b" style:font-weight-asian="bold" style:font-weight-complex="bold"/>
    </style:style>
    <style:style style:name="T118" style:family="text">
      <style:text-properties style:use-window-font-color="true" fo:font-weight="bold" officeooo:rsid="01858986" style:font-weight-asian="bold" style:font-weight-complex="bold"/>
    </style:style>
    <style:style style:name="T119" style:family="text">
      <style:text-properties style:use-window-font-color="true" officeooo:rsid="013faad5"/>
    </style:style>
    <style:style style:name="T120" style:family="text">
      <style:text-properties style:use-window-font-color="true" officeooo:rsid="014b0013"/>
    </style:style>
    <style:style style:name="T121" style:family="text">
      <style:text-properties style:use-window-font-color="true" officeooo:rsid="015a9151"/>
    </style:style>
    <style:style style:name="T122" style:family="text">
      <style:text-properties style:use-window-font-color="true" officeooo:rsid="0162d931"/>
    </style:style>
    <style:style style:name="T123" style:family="text">
      <style:text-properties style:use-window-font-color="true" officeooo:rsid="0173ca4b"/>
    </style:style>
    <style:style style:name="T124" style:family="text">
      <style:text-properties style:use-window-font-color="true" officeooo:rsid="017d9916"/>
    </style:style>
    <style:style style:name="T125" style:family="text">
      <style:text-properties style:use-window-font-color="true" officeooo:rsid="01c3e1e0"/>
    </style:style>
    <style:style style:name="T126" style:family="text">
      <style:text-properties style:use-window-font-color="true" officeooo:rsid="02a8d04a"/>
    </style:style>
    <style:style style:name="T127" style:family="text">
      <style:text-properties style:use-window-font-color="true" officeooo:rsid="01d3684b"/>
    </style:style>
    <style:style style:name="T128" style:family="text">
      <style:text-properties style:use-window-font-color="true" officeooo:rsid="027d8b05"/>
    </style:style>
    <style:style style:name="T129" style:family="text">
      <style:text-properties style:use-window-font-color="true" officeooo:rsid="0273b587"/>
    </style:style>
    <style:style style:name="T130" style:family="text">
      <style:text-properties style:use-window-font-color="true" officeooo:rsid="0205c593"/>
    </style:style>
    <style:style style:name="T131" style:family="text">
      <style:text-properties style:use-window-font-color="true" officeooo:rsid="01ecd187"/>
    </style:style>
    <style:style style:name="T132" style:family="text">
      <style:text-properties style:use-window-font-color="true" officeooo:rsid="01a9daf3"/>
    </style:style>
    <style:style style:name="T133" style:family="text">
      <style:text-properties style:use-window-font-color="true" officeooo:rsid="01b1654a"/>
    </style:style>
    <style:style style:name="T134" style:family="text">
      <style:text-properties style:use-window-font-color="true" officeooo:rsid="027e2898"/>
    </style:style>
    <style:style style:name="T135" style:family="text">
      <style:text-properties style:use-window-font-color="true" officeooo:rsid="0298d95d"/>
    </style:style>
    <style:style style:name="T136" style:family="text">
      <style:text-properties style:use-window-font-color="true" officeooo:rsid="021faade"/>
    </style:style>
    <style:style style:name="T137" style:family="text">
      <style:text-properties style:use-window-font-color="true" officeooo:rsid="021922e3"/>
    </style:style>
    <style:style style:name="T138" style:family="text">
      <style:text-properties style:use-window-font-color="true" officeooo:rsid="021d625c"/>
    </style:style>
    <style:style style:name="T139" style:family="text">
      <style:text-properties style:use-window-font-color="true" officeooo:rsid="0235c63c"/>
    </style:style>
    <style:style style:name="T140" style:family="text">
      <style:text-properties style:use-window-font-color="true" officeooo:rsid="02362a0f"/>
    </style:style>
    <style:style style:name="T141" style:family="text">
      <style:text-properties style:use-window-font-color="true" officeooo:rsid="019d9f3d"/>
    </style:style>
    <style:style style:name="T142" style:family="text">
      <style:text-properties style:use-window-font-color="true" officeooo:rsid="023b472f"/>
    </style:style>
    <style:style style:name="T143" style:family="text">
      <style:text-properties style:use-window-font-color="true" officeooo:rsid="027b4757"/>
    </style:style>
    <style:style style:name="T144" style:family="text">
      <style:text-properties style:use-window-font-color="true" officeooo:rsid="02abe217"/>
    </style:style>
    <style:style style:name="T145" style:family="text">
      <style:text-properties style:use-window-font-color="true" officeooo:rsid="01858986"/>
    </style:style>
    <style:style style:name="T146" style:family="text">
      <style:text-properties style:use-window-font-color="true" fo:language="en" fo:country="GB" officeooo:rsid="01858986"/>
    </style:style>
    <style:style style:name="T147" style:family="text">
      <style:text-properties style:use-window-font-color="true" fo:language="en" fo:country="GB" officeooo:rsid="019068c1"/>
    </style:style>
    <style:style style:name="T148" style:family="text">
      <style:text-properties style:use-window-font-color="true" fo:language="en" fo:country="GB" fo:font-weight="bold" officeooo:rsid="01858986" style:font-weight-asian="bold" style:font-weight-complex="bold"/>
    </style:style>
    <style:style style:name="T149" style:family="text">
      <style:text-properties style:use-window-font-color="true" fo:language="en" fo:country="GB" fo:font-weight="bold" officeooo:rsid="018cab21" style:font-weight-asian="bold" style:font-weight-complex="bold"/>
    </style:style>
    <style:style style:name="T150" style:family="text">
      <style:text-properties style:use-window-font-color="true" officeooo:rsid="0080b924"/>
    </style:style>
    <style:style style:name="T151" style:family="text">
      <style:text-properties style:use-window-font-color="true" officeooo:rsid="018f961b"/>
    </style:style>
    <style:style style:name="T152" style:family="text">
      <style:text-properties style:use-window-font-color="true" officeooo:rsid="019068c1"/>
    </style:style>
    <style:style style:name="T153" style:family="text">
      <style:text-properties style:use-window-font-color="true" officeooo:rsid="01951b26"/>
    </style:style>
    <style:style style:name="T154" style:family="text">
      <style:text-properties officeooo:rsid="00318ed6"/>
    </style:style>
    <style:style style:name="T155" style:family="text">
      <style:text-properties officeooo:rsid="00430258"/>
    </style:style>
    <style:style style:name="T156" style:family="text">
      <style:text-properties officeooo:rsid="0080b924"/>
    </style:style>
    <style:style style:name="T157" style:family="text">
      <style:text-properties fo:font-style="italic" officeooo:rsid="00430258" style:font-style-asian="italic" style:font-style-complex="italic"/>
    </style:style>
    <style:style style:name="T158" style:family="text">
      <style:text-properties officeooo:rsid="004fe199"/>
    </style:style>
    <style:style style:name="T159" style:family="text">
      <style:text-properties fo:color="#ff3333" officeooo:rsid="003c4a52"/>
    </style:style>
    <style:style style:name="T160" style:family="text">
      <style:text-properties fo:color="#ff3333" officeooo:rsid="004fe199"/>
    </style:style>
    <style:style style:name="T161" style:family="text">
      <style:text-properties officeooo:rsid="003c4a52"/>
    </style:style>
    <style:style style:name="T162" style:family="text">
      <style:text-properties officeooo:rsid="0052fc81"/>
    </style:style>
    <style:style style:name="T163" style:family="text">
      <style:text-properties officeooo:rsid="0052ccd1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officeooo:rsid="01bae9ee" style:font-weight-asian="bold" style:font-weight-complex="bold"/>
    </style:style>
    <style:style style:name="T166" style:family="text">
      <style:text-properties fo:font-weight="bold" officeooo:rsid="01e1c175" style:font-weight-asian="bold" style:font-weight-complex="bold"/>
    </style:style>
    <style:style style:name="T167" style:family="text">
      <style:text-properties fo:font-weight="bold" officeooo:rsid="02884b54" style:font-weight-asian="bold" style:font-weight-complex="bold"/>
    </style:style>
    <style:style style:name="T168" style:family="text">
      <style:text-properties fo:font-weight="bold" officeooo:rsid="019d9f3d" style:font-weight-asian="bold" style:font-weight-complex="bold"/>
    </style:style>
    <style:style style:name="T169" style:family="text">
      <style:text-properties fo:font-weight="bold" officeooo:rsid="01aedf89" style:font-weight-asian="bold" style:font-weight-complex="bold"/>
    </style:style>
    <style:style style:name="T170" style:family="text">
      <style:text-properties fo:font-weight="bold" officeooo:rsid="01a9daf3" style:font-weight-asian="bold" style:font-weight-complex="bold"/>
    </style:style>
    <style:style style:name="T171" style:family="text">
      <style:text-properties fo:font-weight="bold" officeooo:rsid="002c68fc" style:font-weight-asian="bold" style:font-weight-complex="bold"/>
    </style:style>
    <style:style style:name="T172" style:family="text">
      <style:text-properties fo:font-weight="bold" officeooo:rsid="01d36b8d" style:font-weight-asian="bold" style:font-weight-complex="bold"/>
    </style:style>
    <style:style style:name="T173" style:family="text">
      <style:text-properties fo:font-weight="bold" officeooo:rsid="01ae50ff" style:font-weight-asian="bold" style:font-weight-complex="bold"/>
    </style:style>
    <style:style style:name="T174" style:family="text">
      <style:text-properties fo:font-weight="bold" officeooo:rsid="01ecd187" style:font-weight-asian="bold" style:font-weight-complex="bold"/>
    </style:style>
    <style:style style:name="T175" style:family="text">
      <style:text-properties fo:font-weight="bold" officeooo:rsid="01ef15af" style:font-weight-asian="bold" style:font-weight-complex="bold"/>
    </style:style>
    <style:style style:name="T176" style:family="text">
      <style:text-properties fo:font-weight="bold" officeooo:rsid="01edfbc4" style:font-weight-asian="bold" style:font-weight-complex="bold"/>
    </style:style>
    <style:style style:name="T177" style:family="text">
      <style:text-properties fo:font-weight="bold" officeooo:rsid="01ec3b45" style:font-weight-asian="bold" style:font-weight-complex="bold"/>
    </style:style>
    <style:style style:name="T178" style:family="text">
      <style:text-properties fo:font-weight="bold" officeooo:rsid="02a4a6d8" style:font-weight-asian="bold" style:font-weight-complex="bold"/>
    </style:style>
    <style:style style:name="T179" style:family="text">
      <style:text-properties fo:font-weight="bold" officeooo:rsid="0200b981" style:font-weight-asian="bold" style:font-weight-complex="bold"/>
    </style:style>
    <style:style style:name="T180" style:family="text">
      <style:text-properties fo:font-weight="bold" officeooo:rsid="0229efa2" style:font-weight-asian="bold" style:font-weight-complex="bold"/>
    </style:style>
    <style:style style:name="T181" style:family="text">
      <style:text-properties fo:font-weight="bold" officeooo:rsid="01aca09f" style:font-weight-asian="bold" style:font-weight-complex="bold"/>
    </style:style>
    <style:style style:name="T182" style:family="text">
      <style:text-properties fo:font-weight="bold" officeooo:rsid="029a5e2d" style:font-weight-asian="bold" style:font-weight-complex="bold"/>
    </style:style>
    <style:style style:name="T183" style:family="text">
      <style:text-properties fo:font-weight="bold" officeooo:rsid="01a2a6a7" style:font-weight-asian="bold" style:font-weight-complex="bold"/>
    </style:style>
    <style:style style:name="T184" style:family="text">
      <style:text-properties fo:font-weight="bold" officeooo:rsid="028eebf9" style:font-weight-asian="bold" style:font-weight-complex="bold"/>
    </style:style>
    <style:style style:name="T185" style:family="text">
      <style:text-properties fo:font-weight="bold" officeooo:rsid="01858986" style:font-weight-asian="bold" style:font-weight-complex="bold"/>
    </style:style>
    <style:style style:name="T186" style:family="text">
      <style:text-properties fo:font-weight="bold" officeooo:rsid="01869201" style:font-weight-asian="bold" style:font-weight-complex="bold"/>
    </style:style>
    <style:style style:name="T187" style:family="text">
      <style:text-properties fo:font-weight="bold" officeooo:rsid="0196983a" style:font-weight-asian="bold" style:font-weight-complex="bold"/>
    </style:style>
    <style:style style:name="T188" style:family="text">
      <style:text-properties fo:language="en" fo:country="US"/>
    </style:style>
    <style:style style:name="T189" style:family="text">
      <style:text-properties fo:language="en" fo:country="US" officeooo:rsid="01b3b654"/>
    </style:style>
    <style:style style:name="T190" style:family="text">
      <style:text-properties fo:language="en" fo:country="US" officeooo:rsid="017e13e5"/>
    </style:style>
    <style:style style:name="T191" style:family="text">
      <style:text-properties fo:language="en" fo:country="US" fo:font-weight="bold" style:font-weight-asian="bold" style:font-weight-complex="bold"/>
    </style:style>
    <style:style style:name="T192" style:family="text">
      <style:text-properties fo:language="en" fo:country="US" officeooo:rsid="0186984d"/>
    </style:style>
    <style:style style:name="T193" style:family="text">
      <style:text-properties officeooo:rsid="0029da6a"/>
    </style:style>
    <style:style style:name="T194" style:family="text">
      <style:text-properties officeooo:rsid="01c64a07"/>
    </style:style>
    <style:style style:name="T195" style:family="text">
      <style:text-properties officeooo:rsid="0137c3d3"/>
    </style:style>
    <style:style style:name="T196" style:family="text">
      <style:text-properties officeooo:rsid="01695758"/>
    </style:style>
    <style:style style:name="T197" style:family="text">
      <style:text-properties fo:language="en" fo:country="GB"/>
    </style:style>
    <style:style style:name="T198" style:family="text">
      <style:text-properties fo:language="en" fo:country="GB" officeooo:rsid="01cbab9d"/>
    </style:style>
    <style:style style:name="T199" style:family="text">
      <style:text-properties fo:language="en" fo:country="GB" fo:font-weight="bold" style:font-weight-asian="bold" style:font-weight-complex="bold"/>
    </style:style>
    <style:style style:name="T200" style:family="text">
      <style:text-properties fo:language="en" fo:country="GB" fo:font-weight="bold" officeooo:rsid="0273b587" style:font-weight-asian="bold" style:font-weight-complex="bold"/>
    </style:style>
    <style:style style:name="T201" style:family="text">
      <style:text-properties fo:language="en" fo:country="GB" fo:font-weight="bold" officeooo:rsid="0274babb" style:font-weight-asian="bold" style:font-weight-complex="bold"/>
    </style:style>
    <style:style style:name="T202" style:family="text">
      <style:text-properties fo:language="en" fo:country="GB" fo:font-weight="bold" officeooo:rsid="027d8b05" style:font-weight-asian="bold" style:font-weight-complex="bold"/>
    </style:style>
    <style:style style:name="T203" style:family="text">
      <style:text-properties fo:language="en" fo:country="GB" fo:font-weight="bold" officeooo:rsid="01b3b654" style:font-weight-asian="bold" style:font-weight-complex="bold"/>
    </style:style>
    <style:style style:name="T204" style:family="text">
      <style:text-properties fo:language="en" fo:country="GB" fo:font-weight="bold" officeooo:rsid="02adccd0" style:font-weight-asian="bold" style:font-weight-complex="bold"/>
    </style:style>
    <style:style style:name="T205" style:family="text">
      <style:text-properties fo:language="en" fo:country="GB" fo:font-weight="bold" officeooo:rsid="024b360e" style:font-weight-asian="bold" style:font-weight-complex="bold"/>
    </style:style>
    <style:style style:name="T206" style:family="text">
      <style:text-properties fo:language="en" fo:country="GB" fo:font-weight="bold" officeooo:rsid="01f9a967" style:font-weight-asian="bold" style:font-weight-complex="bold"/>
    </style:style>
    <style:style style:name="T207" style:family="text">
      <style:text-properties fo:language="en" fo:country="GB" fo:font-weight="bold" officeooo:rsid="01869201" style:font-weight-asian="bold" style:font-weight-complex="bold"/>
    </style:style>
    <style:style style:name="T208" style:family="text">
      <style:text-properties fo:language="en" fo:country="GB" fo:font-weight="bold" officeooo:rsid="018c5f4d" style:font-weight-asian="bold" style:font-weight-complex="bold"/>
    </style:style>
    <style:style style:name="T209" style:family="text">
      <style:text-properties fo:language="en" fo:country="GB" fo:font-weight="bold" officeooo:rsid="01f23e38" style:font-weight-asian="bold" style:font-weight-complex="bold"/>
    </style:style>
    <style:style style:name="T210" style:family="text">
      <style:text-properties fo:language="en" fo:country="GB" fo:font-weight="bold" officeooo:rsid="01ae50ff" style:font-weight-asian="bold" style:font-weight-complex="bold"/>
    </style:style>
    <style:style style:name="T211" style:family="text">
      <style:text-properties fo:language="en" fo:country="GB" fo:font-weight="bold" officeooo:rsid="028a3423" style:font-weight-asian="bold" style:font-weight-complex="bold"/>
    </style:style>
    <style:style style:name="T212" style:family="text">
      <style:text-properties fo:language="en" fo:country="GB" fo:font-weight="bold" officeooo:rsid="01f85f6a" fo:background-color="transparent" loext:char-shading-value="0" style:font-weight-asian="bold" style:font-weight-complex="bold"/>
    </style:style>
    <style:style style:name="T213" style:family="text">
      <style:text-properties fo:language="en" fo:country="GB" fo:font-weight="normal" style:font-weight-asian="normal" style:font-weight-complex="normal"/>
    </style:style>
    <style:style style:name="T214" style:family="text">
      <style:text-properties fo:language="en" fo:country="GB" fo:font-weight="normal" officeooo:rsid="027d8b05" style:font-weight-asian="normal" style:font-weight-complex="normal"/>
    </style:style>
    <style:style style:name="T215" style:family="text">
      <style:text-properties fo:language="en" fo:country="GB" fo:font-weight="normal" officeooo:rsid="01c64a07" style:font-weight-asian="normal" style:font-weight-complex="normal"/>
    </style:style>
    <style:style style:name="T216" style:family="text">
      <style:text-properties fo:language="en" fo:country="GB" fo:font-weight="normal" officeooo:rsid="01ca0626" style:font-weight-asian="normal" style:font-weight-complex="normal"/>
    </style:style>
    <style:style style:name="T217" style:family="text">
      <style:text-properties fo:language="en" fo:country="GB" fo:font-weight="normal" officeooo:rsid="02adccd0" style:font-weight-asian="normal" style:font-weight-complex="normal"/>
    </style:style>
    <style:style style:name="T218" style:family="text">
      <style:text-properties fo:language="en" fo:country="GB" fo:font-weight="normal" officeooo:rsid="022d77f3" style:font-weight-asian="normal" style:font-weight-complex="normal"/>
    </style:style>
    <style:style style:name="T219" style:family="text">
      <style:text-properties fo:language="en" fo:country="GB" fo:font-weight="normal" officeooo:rsid="01f9a967" style:font-weight-asian="normal" style:font-weight-complex="normal"/>
    </style:style>
    <style:style style:name="T220" style:family="text">
      <style:text-properties fo:language="en" fo:country="GB" fo:font-weight="normal" officeooo:rsid="022ac6f0" style:font-weight-asian="normal" style:font-weight-complex="normal"/>
    </style:style>
    <style:style style:name="T221" style:family="text">
      <style:text-properties fo:language="en" fo:country="GB" fo:font-weight="normal" officeooo:rsid="02a171b6" style:font-weight-asian="normal" style:font-weight-complex="normal"/>
    </style:style>
    <style:style style:name="T222" style:family="text">
      <style:text-properties fo:language="en" fo:country="GB" fo:font-weight="normal" officeooo:rsid="02266706" style:font-weight-asian="normal" style:font-weight-complex="normal"/>
    </style:style>
    <style:style style:name="T223" style:family="text">
      <style:text-properties fo:language="en" fo:country="GB" fo:font-weight="normal" officeooo:rsid="02a3753d" style:font-weight-asian="normal" style:font-weight-complex="normal"/>
    </style:style>
    <style:style style:name="T224" style:family="text">
      <style:text-properties fo:language="en" fo:country="GB" officeooo:rsid="01c64a07"/>
    </style:style>
    <style:style style:name="T225" style:family="text">
      <style:text-properties fo:language="en" fo:country="GB" officeooo:rsid="0293a852"/>
    </style:style>
    <style:style style:name="T226" style:family="text">
      <style:text-properties fo:language="en" fo:country="GB" officeooo:rsid="027d8b05"/>
    </style:style>
    <style:style style:name="T227" style:family="text">
      <style:text-properties fo:language="en" fo:country="GB" officeooo:rsid="0273b587"/>
    </style:style>
    <style:style style:name="T228" style:family="text">
      <style:text-properties fo:language="en" fo:country="GB" officeooo:rsid="026b809f"/>
    </style:style>
    <style:style style:name="T229" style:family="text">
      <style:text-properties fo:language="en" fo:country="GB" officeooo:rsid="019d9f3d"/>
    </style:style>
    <style:style style:name="T230" style:family="text">
      <style:text-properties fo:language="en" fo:country="GB" officeooo:rsid="01b3b654"/>
    </style:style>
    <style:style style:name="T231" style:family="text">
      <style:text-properties fo:language="en" fo:country="GB" officeooo:rsid="02771ea5"/>
    </style:style>
    <style:style style:name="T232" style:family="text">
      <style:text-properties fo:language="en" fo:country="GB" officeooo:rsid="0274babb"/>
    </style:style>
    <style:style style:name="T233" style:family="text">
      <style:text-properties fo:language="en" fo:country="GB" officeooo:rsid="01853063"/>
    </style:style>
    <style:style style:name="T234" style:family="text">
      <style:text-properties fo:language="en" fo:country="GB" officeooo:rsid="01ae50ff"/>
    </style:style>
    <style:style style:name="T235" style:family="text">
      <style:text-properties fo:language="en" fo:country="GB" officeooo:rsid="0223d127"/>
    </style:style>
    <style:style style:name="T236" style:family="text">
      <style:text-properties fo:language="en" fo:country="GB" officeooo:rsid="018c5f4d"/>
    </style:style>
    <style:style style:name="T237" style:family="text">
      <style:text-properties fo:language="en" fo:country="GB" officeooo:rsid="018ea4e4"/>
    </style:style>
    <style:style style:name="T238" style:family="text">
      <style:text-properties fo:language="en" fo:country="GB" officeooo:rsid="0283ff6b"/>
    </style:style>
    <style:style style:name="T239" style:family="text">
      <style:text-properties fo:language="en" fo:country="GB" fo:background-color="transparent" loext:char-shading-value="0"/>
    </style:style>
    <style:style style:name="T240" style:family="text">
      <style:text-properties fo:language="en" fo:country="GB" officeooo:rsid="01cbab9d" fo:background-color="transparent" loext:char-shading-value="0"/>
    </style:style>
    <style:style style:name="T241" style:family="text">
      <style:text-properties fo:language="en" fo:country="GB" officeooo:rsid="028a3423" fo:background-color="transparent" loext:char-shading-value="0"/>
    </style:style>
    <style:style style:name="T242" style:family="text">
      <style:text-properties fo:language="en" fo:country="GB" officeooo:rsid="01f85f6a" fo:background-color="transparent" loext:char-shading-value="0"/>
    </style:style>
    <style:style style:name="T243" style:family="text">
      <style:text-properties fo:language="en" fo:country="GB" officeooo:rsid="018ea4e4" fo:background-color="transparent" loext:char-shading-value="0"/>
    </style:style>
    <style:style style:name="T244" style:family="text">
      <style:text-properties officeooo:rsid="01ae50ff"/>
    </style:style>
    <style:style style:name="T245" style:family="text">
      <style:text-properties officeooo:rsid="019d9f3d"/>
    </style:style>
    <style:style style:name="T246" style:family="text">
      <style:text-properties officeooo:rsid="01a9daf3"/>
    </style:style>
    <style:style style:name="T247" style:family="text">
      <style:text-properties officeooo:rsid="002c68fc"/>
    </style:style>
    <style:style style:name="T248" style:family="text">
      <style:text-properties officeooo:rsid="01d36b8d"/>
    </style:style>
    <style:style style:name="T249" style:family="text">
      <style:text-properties officeooo:rsid="01aca09f"/>
    </style:style>
    <style:style style:name="T250" style:family="text">
      <style:text-properties officeooo:rsid="02aa0c01"/>
    </style:style>
    <style:style style:name="T251" style:family="text">
      <style:text-properties officeooo:rsid="01d71c07"/>
    </style:style>
    <style:style style:name="T252" style:family="text">
      <style:text-properties officeooo:rsid="01ecd187"/>
    </style:style>
    <style:style style:name="T253" style:family="text">
      <style:text-properties officeooo:rsid="0200b981"/>
    </style:style>
    <style:style style:name="T254" style:family="text">
      <style:text-properties officeooo:rsid="029a5e2d"/>
    </style:style>
    <style:style style:name="T255" style:family="text">
      <style:text-properties officeooo:rsid="01a6d6b0"/>
    </style:style>
    <style:style style:name="T256" style:family="text">
      <style:text-properties officeooo:rsid="003ab351"/>
    </style:style>
    <style:style style:name="T257" style:family="text">
      <style:text-properties officeooo:rsid="027b4757"/>
    </style:style>
    <style:style style:name="T258" style:family="text">
      <style:text-properties officeooo:rsid="01a0b465"/>
    </style:style>
    <style:style style:name="T259" style:family="text">
      <style:text-properties officeooo:rsid="01a2a6a7"/>
    </style:style>
    <style:style style:name="T260" style:family="text">
      <style:text-properties officeooo:rsid="01a8b822"/>
    </style:style>
    <style:style style:name="T261" style:family="text">
      <style:text-properties officeooo:rsid="01b5f3bb"/>
    </style:style>
    <style:style style:name="T262" style:family="text">
      <style:text-properties officeooo:rsid="003b04c8"/>
    </style:style>
    <style:style style:name="T263" style:family="text">
      <style:text-properties officeooo:rsid="01bf972e"/>
    </style:style>
    <style:style style:name="T264" style:family="text">
      <style:text-properties officeooo:rsid="02b5a469"/>
    </style:style>
    <style:style style:name="T265" style:family="text">
      <style:text-properties officeooo:rsid="018ea4e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2174096" text:id="ct52174096">
          <text:deletion>
            <office:change-info>
              <dc:creator>Luc Saffre</dc:creator>
              <dc:date>2017-02-14T12:39:00</dc:date>
            </office:change-info>
            <text:p text:style-name="P1"/>
            <text:p text:style-name="P1"/>
          </text:deletion>
        </text:changed-region>
        <text:changed-region xml:id="ct52232896" text:id="ct52232896">
          <text:deletion>
            <office:change-info>
              <dc:creator>Luc Saffre</dc:creator>
              <dc:date>2017-02-09T05:59:00</dc:date>
            </office:change-info>
            <text:p text:style-name="P1">The Provider </text:p>
          </text:deletion>
        </text:changed-region>
        <text:changed-region xml:id="ct111516672" text:id="ct111516672">
          <text:deletion>
            <office:change-info>
              <dc:creator>Luc Saffre</dc:creator>
              <dc:date>2017-02-09T05:27:00</dc:date>
            </office:change-info>
            <text:p text:style-name="P1">U</text:p>
          </text:deletion>
        </text:changed-region>
        <text:changed-region xml:id="ct50382528" text:id="ct50382528">
          <text:deletion>
            <office:change-info>
              <dc:creator>Luc Saffre</dc:creator>
              <dc:date>2017-02-09T05:59:00</dc:date>
            </office:change-info>
            <text:p text:style-name="P1">pgrades the system regularly at times agreed with the Client in a way such as to cause minimal disruption to operations. </text:p>
          </text:deletion>
        </text:changed-region>
        <text:changed-region xml:id="ct111426048" text:id="ct111426048">
          <text:deletion>
            <office:change-info>
              <dc:creator>Luc Saffre</dc:creator>
              <dc:date>2017-02-09T05:55:00</dc:date>
            </office:change-info>
            <text:p text:style-name="P1">The downtime caused by a scheduled maintenance operation is not counted into the yearly limit.</text:p>
          </text:deletion>
        </text:changed-region>
        <text:changed-region xml:id="ct51547136" text:id="ct51547136">
          <text:deletion>
            <office:change-info>
              <dc:creator>Luc Saffre</dc:creator>
              <dc:date>2017-02-09T06:06:00</dc:date>
            </office:change-info>
            <text:p text:style-name="P1"/>
            <text:p text:style-name="P1"/>
          </text:deletion>
        </text:changed-region>
        <text:changed-region xml:id="ct111529056" text:id="ct111529056">
          <text:deletion>
            <office:change-info>
              <dc:creator>Luc Saffre</dc:creator>
              <dc:date>2017-02-09T05:26:00</dc:date>
            </office:change-info>
            <text:h text:style-name="P2" text:outline-level="2"><text:span text:style-name="T1">The Provider cannot be made responsible for security problems</text:span> caused by <text:span text:style-name="T2">the Client's inadvertence, including but not limited to malware on their system and granting inappropriate user permissions, giving SSH</text:span> access to the server to end-user<text:span text:style-name="T3">s</text:span> or <text:span text:style-name="T3">unauthorized third parties.</text:span></text:h>
            <text:p text:style-name="P3"><text:span text:style-name="T1">This SLA does not apply in circumstances that could be reasonably said to be beyond the Supplier’s control (</text:span><text:span text:style-name="T4">force majeure</text:span><text:span text:style-name="T2">) including but not limited to natural or man-made disasters, </text:span>regionwide internet disruptions or power loss.</text:p>
            <text:p text:style-name="P4">No compensation if it is clearly a case of an outside attack (DDOS or similar). DDOS protection can be bought from third party providers for additional cost covered by the client.</text:p>
          </text:deletion>
        </text:changed-region>
        <text:changed-region xml:id="ct111516960" text:id="ct111516960">
          <text:deletion>
            <office:change-info>
              <dc:creator>Luc Saffre</dc:creator>
              <dc:date>2017-02-14T12:34:00</dc:date>
            </office:change-info>
            <text:p text:style-name="P5"><text:span text:style-name="T5"><text:s/></text:span><text:span text:style-name="T6">(ZZZ seems not very much)</text:span></text:p>
          </text:deletion>
        </text:changed-region>
        <text:changed-region xml:id="ct50381312" text:id="ct50381312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57616064" text:id="ct57616064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52318480" text:id="ct52318480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52308480" text:id="ct52308480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51226880" text:id="ct51226880">
          <text:insertion>
            <office:change-info>
              <dc:creator>Luc Saffre</dc:creator>
              <dc:date>2017-02-15T17:37:00</dc:date>
            </office:change-info>
          </text:insertion>
        </text:changed-region>
        <text:changed-region xml:id="ct52478224" text:id="ct52478224">
          <text:deletion>
            <office:change-info>
              <dc:creator>Luc Saffre</dc:creator>
              <dc:date>2017-02-16T11:50:00</dc:date>
            </office:change-info>
            <text:p text:style-name="P6"><text:span text:style-name="T7">. Response times for emergency support (investigating the problem, coming up with a fix) are </text:span><text:span text:style-name="T8">2 hours during business hours and 4 hours outside business hours</text:span><text:span text:style-name="T9">. </text:span></text:p>
            <text:list xml:id="list6921729156362311939" text:style-name="L1">
              <text:list-item>
                <text:p text:style-name="P7"><text:span text:style-name="T10">Offsite b</text:span>ackup plans<text:span text:style-name="T11"> with third party providers.</text:span></text:p>
              </text:list-item>
            </text:list>
            <text:p text:style-name="P8"><text:span text:style-name="T12">Assistance</text:span> with buying protection <text:span text:style-name="T12">against DDOS</text:span> and similar attacks from third party providers. </text:p>
            <text:p text:style-name="P9"/>
          </text:deletion>
        </text:changed-region>
        <text:changed-region xml:id="ct52465424" text:id="ct52465424">
          <text:deletion>
            <office:change-info>
              <dc:creator>Luc Saffre</dc:creator>
              <dc:date>2017-02-15T17:08:00</dc:date>
            </office:change-info>
            <text:p text:style-name="P10"><text:s/>(Mon-Fri 9:00-1</text:p>
          </text:deletion>
        </text:changed-region>
        <text:changed-region xml:id="ct57599104" text:id="ct57599104">
          <text:deletion>
            <office:change-info>
              <dc:creator>Luc Saffre</dc:creator>
              <dc:date>2017-02-15T17:07:00</dc:date>
            </office:change-info>
            <text:p text:style-name="P10">8</text:p>
          </text:deletion>
        </text:changed-region>
        <text:changed-region xml:id="ct52222240" text:id="ct52222240">
          <text:deletion>
            <office:change-info>
              <dc:creator>Luc Saffre</dc:creator>
              <dc:date>2017-02-15T17:08:00</dc:date>
            </office:change-info>
            <text:p text:style-name="P10">:00)</text:p>
          </text:deletion>
        </text:changed-region>
        <text:changed-region xml:id="ct46454784" text:id="ct46454784">
          <text:deletion>
            <office:change-info>
              <dc:creator>Luc Saffre</dc:creator>
              <dc:date>2017-02-16T11:50:00</dc:date>
            </office:change-info>
            <text:p text:style-name="P10">business hours</text:p>
          </text:deletion>
        </text:changed-region>
        <text:changed-region xml:id="ct51313664" text:id="ct51313664">
          <text:deletion>
            <office:change-info>
              <dc:creator>Luc Saffre</dc:creator>
              <dc:date>2017-02-15T17:09:00</dc:date>
            </office:change-info>
            <text:p text:style-name="P10">normal </text:p>
          </text:deletion>
        </text:changed-region>
        <text:changed-region xml:id="ct52210352" text:id="ct52210352">
          <text:deletion>
            <office:change-info>
              <dc:creator>Luc Saffre</dc:creator>
              <dc:date>2017-02-16T11:50:00</dc:date>
            </office:change-info>
            <text:h text:style-name="P11" text:outline-level="2">Extra services</text:h>
            <text:p text:style-name="P12">The Provider can provide the following services for an extra fee negotiated separately<text:span text:style-name="T13">:</text:span></text:p>
            <text:p text:style-name="P6"><text:span text:style-name="T14">24/</text:span><text:span text:style-name="T7">7</text:span><text:span text:style-name="T14"> </text:span><text:span text:style-name="T7">Critical Issues S</text:span><text:span text:style-name="T14">upport </text:span><text:span text:style-name="T7">that monitors the server and takes care of critical issues (</text:span><text:span text:style-name="T14">connection problems </text:span><text:span text:style-name="T7">on Provider side, severe s</text:span><text:span text:style-name="T14">erver </text:span><text:span text:style-name="T7">problems, and similar). All non-critical issues will be dealt with during </text:span></text:p>
          </text:deletion>
        </text:changed-region>
        <text:changed-region xml:id="ct111532832" text:id="ct111532832">
          <text:deletion>
            <office:change-info>
              <dc:creator>Tanel Saimre</dc:creator>
              <dc:date>2017-01-25T17:37:00</dc:date>
            </office:change-info>
            <text:p text:style-name="P13"><text:span text:style-name="T15">(can go away:)</text:span><text:span text:style-name="T16"> </text:span></text:p>
          </text:deletion>
        </text:changed-region>
        <text:changed-region xml:id="ct51275392" text:id="ct51275392">
          <text:insertion>
            <office:change-info>
              <dc:creator>Luc Saffre</dc:creator>
              <dc:date>2017-02-16T12:4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h text:style-name="P70" text:outline-level="1">Lino <text:span text:style-name="T193">Hosting Agreement</text:span></text:h>
      <text:p text:style-name="P18"><text:span text:style-name="T245">(</text:span><text:span text:style-name="T245"><text:sequence text:ref-name="refStep0" text:name="Step" style:num-format="1">1</text:sequence></text:span><text:span text:style-name="T245">) This is a Service Level Agreement between </text:span><text:span text:style-name="T168">Rumma &amp; Ko</text:span><text:span text:style-name="T245"> as Provider and </text:span><text:span text:style-name="T168">[</text:span><text:span text:style-name="T186">you</text:span><text:span text:style-name="T168">]</text:span><text:span text:style-name="T245"> as </text:span><text:span text:style-name="T29">Client</text:span><text:span text:style-name="T245">.</text:span></text:p>
      <text:p text:style-name="P50"><text:span text:style-name="T71">(</text:span><text:span text:style-name="T71"><text:sequence text:ref-name="refStep1" text:name="Step" text:formula="ooow:Step+1" style:num-format="1">2</text:sequence></text:span><text:span text:style-name="T71">) </text:span><text:span text:style-name="T225">Summary: </text:span><text:span text:style-name="T224">The </text:span><text:span text:style-name="T233">Provider </text:span><text:span text:style-name="T213">installs</text:span><text:span text:style-name="T197"> </text:span><text:span text:style-name="T226">a </text:span><text:span text:style-name="T200">software </text:span><text:span text:style-name="T199">application </text:span><text:span text:style-name="T227">named </text:span><text:span text:style-name="T200">[</text:span><text:span text:style-name="T207">Lino</text:span><text:span text:style-name="T200">]</text:span><text:span text:style-name="T227"> </text:span><text:span text:style-name="T228">(„A</text:span><text:span text:style-name="T229">pplication“</text:span><text:span text:style-name="T230">) on a </text:span><text:span text:style-name="T64">server machine</text:span><text:span text:style-name="T189"> (“Server”) </text:span><text:span text:style-name="T231">and </text:span><text:span text:style-name="T232">ensures </text:span><text:span text:style-name="T208">development</text:span><text:span text:style-name="T236">, </text:span><text:span text:style-name="T201">maintenance </text:span><text:span text:style-name="T214">and</text:span><text:span text:style-name="T202"> </text:span><text:span text:style-name="T203">support </text:span><text:span text:style-name="T214">for </text:span><text:span text:style-name="T231">this </text:span><text:span text:style-name="T227">Application</text:span><text:span text:style-name="T215"> </text:span><text:span text:style-name="T214">as detailed below.</text:span></text:p>
      <text:h text:style-name="P59" text:outline-level="2">Support</text:h>
      <text:p text:style-name="P19"><text:span text:style-name="T194">(</text:span><text:span text:style-name="T194"><text:sequence text:ref-name="refStep2" text:name="Step" text:formula="ooow:Step+1" style:num-format="1">3</text:sequence></text:span><text:span text:style-name="T194">) </text:span><text:span text:style-name="T88">Support </text:span><text:span text:style-name="T111">is limited </text:span><text:span text:style-name="T88">to questions and problems </text:span><text:span text:style-name="T128">about </text:span><text:span text:style-name="T88">the Application. </text:span><text:span text:style-name="T126">Support </text:span><text:span text:style-name="T92">covers all aspects of the Appli­ca­tion, including </text:span><text:span text:style-name="T88">every-day usage, con­figur</text:span><text:span text:style-name="T129">ation</text:span><text:span text:style-name="T88">, diagnosing problems, planning </text:span><text:span text:style-name="T129">and deploying optimizations and </text:span><text:span text:style-name="T88">new features</text:span><text:span text:style-name="T126">.</text:span></text:p>
      <text:p text:style-name="P41"><text:span text:style-name="T246">(</text:span><text:span text:style-name="T246"><text:sequence text:ref-name="refStep3" text:name="Step" text:formula="ooow:Step+1" style:num-format="1">4</text:sequence></text:span><text:span text:style-name="T246">) The Client </text:span><text:span text:style-name="T170">r</text:span><text:span text:style-name="T164">eport</text:span><text:span text:style-name="T171">s</text:span><text:span text:style-name="T164"> </text:span><text:span text:style-name="T171">problems </text:span><text:span text:style-name="T247">concerning the Applica­tion as soon as possible.</text:span></text:p>
      <text:p text:style-name="P71"><text:span text:style-name="T194">(</text:span><text:span text:style-name="T194"><text:sequence text:ref-name="refStep4" text:name="Step" text:formula="ooow:Step+1" style:num-format="1">5</text:sequence></text:span><text:span text:style-name="T194">) The Provider answers to questions and problems re­por­ted by the Client within a reasonable time frame</text:span><text:span text:style-name="T102">.</text:span></text:p>
      <text:p text:style-name="P46"><text:span text:style-name="T125">(</text:span><text:span text:style-name="T125"><text:sequence text:ref-name="refStep5" text:name="Step" text:formula="ooow:Step+1" style:num-format="1">6</text:sequence></text:span><text:span text:style-name="T125">) The Client centralizes communication with the Provider through </text:span><text:span text:style-name="T127">a single</text:span><text:span text:style-name="T125"> </text:span><text:span text:style-name="T110">contact person</text:span>.</text:p>
      <text:p text:style-name="P40"><text:span text:style-name="T246">(</text:span><text:span text:style-name="T246"><text:sequence text:ref-name="refStep6" text:name="Step" text:formula="ooow:Step+1" style:num-format="1">7</text:sequence></text:span><text:span text:style-name="T246">) The Client a</text:span>nswer<text:span text:style-name="T247">s</text:span> to <text:span text:style-name="T164">callback question</text:span><text:span text:style-name="T169">s</text:span><text:span text:style-name="T164"> </text:span><text:span text:style-name="T247">from the Provider and p</text:span>rovide<text:span text:style-name="T247">s</text:span> any information needed to solve <text:span text:style-name="T247">the </text:span>problem <text:span text:style-name="T247">to the best of their ability.</text:span></text:p>
      <text:p text:style-name="P46"><text:span text:style-name="T125">(</text:span><text:span text:style-name="T125"><text:sequence text:ref-name="refStep7" text:name="Step" text:formula="ooow:Step+1" style:num-format="1">8</text:sequence></text:span><text:span text:style-name="T125">) The Client is responsible for </text:span><text:span text:style-name="T110">training</text:span><text:span text:style-name="T125"> other users </text:span><text:span text:style-name="T153">than the contact person </text:span><text:span text:style-name="T125">and writing </text:span><text:span text:style-name="T112">end-user </text:span><text:span text:style-name="T110">documentation</text:span><text:span text:style-name="T125">.</text:span></text:p>
      <text:p text:style-name="P46"><text:span text:style-name="T89">(</text:span><text:span text:style-name="T89"><text:sequence text:ref-name="refStep8" text:name="Step" text:formula="ooow:Step+1" style:num-format="1">9</text:sequence></text:span><text:span text:style-name="T89">) The Client uses the </text:span><text:span text:style-name="T131">A</text:span><text:span text:style-name="T132">pplication </text:span><text:span text:style-name="T89">in </text:span><text:span text:style-name="T113">good will</text:span><text:span text:style-name="T106"> </text:span><text:span text:style-name="T87">as agreed with </text:span><text:span text:style-name="T133">the </text:span><text:span text:style-name="T87">Provider.</text:span></text:p>
      <text:h text:style-name="P62" text:outline-level="2"><text:span text:style-name="T236">Development and </text:span>Maintenance</text:h>
      <text:p text:style-name="P20">(<text:sequence text:ref-name="refStep9" text:name="Step" text:formula="ooow:Step+1" style:num-format="1">10</text:sequence>) The Provider <text:span text:style-name="T172">maintains</text:span><text:span text:style-name="T248"> and adds </text:span><text:span text:style-name="T172">new functio</text:span><text:span text:style-name="T187">­</text:span><text:span text:style-name="T172">nali</text:span><text:span text:style-name="T187">­</text:span><text:span text:style-name="T172">ties</text:span><text:span text:style-name="T248"> to the source </text:span>code <text:span text:style-name="T249">of the Application as needed and requested by the Client.</text:span></text:p>
      <text:p text:style-name="P20">(<text:sequence text:ref-name="refStep10" text:name="Step" text:formula="ooow:Step+1" style:num-format="1">11</text:sequence>) The Provider <text:span text:style-name="T173">install</text:span><text:span text:style-name="T164">s</text:span><text:span text:style-name="T244"> </text:span>new versions of the Applica<text:span text:style-name="T250">­</text:span>tion onto the <text:span text:style-name="T251">s</text:span>erver provided by the Client <text:span text:style-name="T248">and cares about </text:span><text:span text:style-name="T172">mi­grating</text:span><text:span text:style-name="T248"> the Client's database.</text:span></text:p>
      <text:p text:style-name="P20">(<text:sequence text:ref-name="refStep11" text:name="Step" text:formula="ooow:Step+1" style:num-format="1">12</text:sequence>) The Provider <text:span text:style-name="T252">maintains and runs </text:span><text:span text:style-name="T174">automated tests</text:span><text:span text:style-name="T252"> in order to constantly increase stability and decrease the need for manual testing by humans.</text:span></text:p>
      <text:p text:style-name="P43"><text:span text:style-name="T24">(</text:span><text:span text:style-name="T24"><text:sequence text:ref-name="refStep12" text:name="Step" text:formula="ooow:Step+1" style:num-format="1">13</text:sequence></text:span><text:span text:style-name="T24">) </text:span><text:span text:style-name="T33">The </text:span><text:span text:style-name="T34">Provider </text:span><text:span text:style-name="T35">performs </text:span><text:span text:style-name="T175">basic </text:span><text:span text:style-name="T176">manual </text:span><text:span text:style-name="T177">test</text:span><text:span text:style-name="T176">s </text:span><text:span text:style-name="T35">on</text:span><text:span text:style-name="T36"> new ver­sions of the Application </text:span><text:span text:style-name="T37">in order to avoid </text:span><text:span text:style-name="T38">prob</text:span><text:span text:style-name="T39">­</text:span><text:span text:style-name="T38">lems </text:span><text:span text:style-name="T39">like </text:span><text:span text:style-name="T40">data loss, </text:span><text:span text:style-name="T38">data leaking </text:span><text:span text:style-name="T39">or </text:span><text:span text:style-name="T41">server failure</text:span><text:span text:style-name="T42">s</text:span><text:span text:style-name="T37">.</text:span></text:p>
      <text:p text:style-name="P43"><text:span text:style-name="T24">(</text:span><text:span text:style-name="T24"><text:sequence text:ref-name="refStep13" text:name="Step" text:formula="ooow:Step+1" style:num-format="1">14</text:sequence></text:span><text:span text:style-name="T24">) </text:span><text:span text:style-name="T33">The </text:span><text:span text:style-name="T36">Client </text:span><text:span text:style-name="T35">performs </text:span><text:span text:style-name="T178">thorough </text:span><text:span text:style-name="T176">manual </text:span><text:span text:style-name="T177">test</text:span><text:span text:style-name="T176">s </text:span><text:span text:style-name="T35">on</text:span><text:span text:style-name="T36"> new versions of the Application.</text:span></text:p>
      <text:h text:style-name="P63" text:outline-level="2">Intellectual property</text:h>
      <text:p text:style-name="P51"><text:span text:style-name="T216">(</text:span><text:span text:style-name="T216"><text:sequence text:ref-name="refStep14" text:name="Step" text:formula="ooow:Step+1" style:num-format="1">15</text:sequence></text:span><text:span text:style-name="T216">) </text:span><text:span text:style-name="T217">All code written for this project is published as </text:span><text:span text:style-name="T204">Free Software </text:span><text:span text:style-name="T217">under AGPL or BSD licenses.</text:span></text:p>
      <text:p text:style-name="P51"><text:span text:style-name="T216">(</text:span><text:span text:style-name="T216"><text:sequence text:ref-name="refStep15" text:name="Step" text:formula="ooow:Step+1" style:num-format="1">16</text:sequence></text:span><text:span text:style-name="T216">) The Provider </text:span><text:span text:style-name="T205">reuses </text:span><text:span text:style-name="T206">knowledge </text:span><text:span text:style-name="T218">from </text:span><text:span text:style-name="T219">other </text:span><text:span text:style-name="T220">Free Software </text:span><text:span text:style-name="T219">projects </text:span><text:span text:style-name="T221">for</text:span><text:span text:style-name="T219"> this project when applicable. </text:span><text:span text:style-name="T222">If the integration needs work </text:span><text:span text:style-name="T223">on these other projects</text:span><text:span text:style-name="T222">, then the Client must pay for this time.</text:span></text:p>
      <text:p text:style-name="P20">(<text:sequence text:ref-name="refStep16" text:name="Step" text:formula="ooow:Step+1" style:num-format="1">17</text:sequence>) The Provider <text:span text:style-name="T253">takes care of </text:span><text:span text:style-name="T179">shar</text:span><text:span text:style-name="T180">ing</text:span><text:span text:style-name="T253"> the knowledge ob­tained from this project with other developers. This in­cludes </text:span><text:span text:style-name="T181">publish</text:span><text:span text:style-name="T180">ing</text:span><text:span text:style-name="T249"> the source </text:span>code <text:span text:style-name="T249">of the Application as </text:span><text:span text:style-name="T43">Free Software </text:span><text:span text:style-name="T249">on a public code repository, writing under­standable code and technical documentation. The Client agrees to pay for the minimal required effort involved in the sharing pro­cess.</text:span></text:p>
      <text:h text:style-name="P58" text:outline-level="2">Hosting</text:h>
      <text:p text:style-name="P49"><text:span text:style-name="T152">a) I</text:span><text:span text:style-name="T145">n case of </text:span><text:span text:style-name="T117">public cloud </text:span><text:span text:style-name="T118">hosting</text:span><text:span text:style-name="T145">:</text:span></text:p>
      <text:p text:style-name="P53"><text:span text:style-name="T71">(</text:span><text:span text:style-name="T71"><text:sequence text:ref-name="refStep17" text:name="Step" text:formula="ooow:Step+1" style:num-format="1">18</text:sequence></text:span><text:span text:style-name="T71">) The Provider </text:span><text:span text:style-name="T77">decides which </text:span><text:span text:style-name="T85">third-party cloud </text:span><text:span text:style-name="T77">provider to use </text:span><text:span text:style-name="T85">and </text:span><text:span text:style-name="T71">carries out the i</text:span><text:span text:style-name="T62">nitial system </text:span><text:span text:style-name="T85">setup.</text:span></text:p>
      <text:p text:style-name="P52"><text:span text:style-name="T71">(</text:span><text:span text:style-name="T71"><text:sequence text:ref-name="refStep18" text:name="Step" text:formula="ooow:Step+1" style:num-format="1">19</text:sequence></text:span><text:span text:style-name="T71">) </text:span><text:span text:style-name="T78">The Provider </text:span><text:span text:style-name="T79">t</text:span><text:span text:style-name="T63">akes all </text:span><text:span text:style-name="T80">reasonable </text:span><text:span text:style-name="T63">security measures necessary for protecting the </text:span><text:span text:style-name="T81">Server </text:span><text:span text:style-name="T80">against unauthorized access.</text:span></text:p>
      <text:p text:style-name="P32">(<text:sequence text:ref-name="refStep19" text:name="Step" text:formula="ooow:Step+1" style:num-format="1">20</text:sequence>) The Provider makes nightly <text:span text:style-name="T164">backups</text:span> of data and can restore the server to last night's <text:span text:style-name="T195">state upon the Client's request.</text:span></text:p>
      <text:p text:style-name="P32"><text:span text:style-name="T88">(</text:span><text:span text:style-name="T88"><text:sequence text:ref-name="refStep20" text:name="Step" text:formula="ooow:Step+1" style:num-format="1">21</text:sequence></text:span><text:span text:style-name="T88">) </text:span><text:span text:style-name="T89">The Client </text:span><text:span text:style-name="T101">u</text:span><text:span text:style-name="T87">se</text:span><text:span text:style-name="T102">s</text:span><text:span text:style-name="T87"> the system </text:span><text:span text:style-name="T102">only </text:span><text:span text:style-name="T87">as intended </text:span><text:span text:style-name="T102">for the purpose of running the </text:span><text:span text:style-name="T121">A</text:span><text:span text:style-name="T102">pplication. The client refrains from using the server for other purposes</text:span><text:span text:style-name="T103"> or</text:span><text:span text:style-name="T102"> overloading the server either on purpose o</text:span><text:span text:style-name="T103">r</text:span><text:span text:style-name="T102"> by accident.</text:span></text:p>
      <text:p text:style-name="P54"><text:span text:style-name="T147">b) </text:span><text:span text:style-name="T146">in case of </text:span><text:span text:style-name="T148">in-house or </text:span><text:span text:style-name="T149">third-party </text:span><text:span text:style-name="T148">hosting</text:span><text:span text:style-name="T146">:</text:span></text:p>
      <text:p text:style-name="P48"><text:span text:style-name="T125">(</text:span><text:span text:style-name="T125"><text:sequence text:ref-name="refStep21" text:name="Step" text:formula="ooow:Step+1" style:num-format="1">22</text:sequence></text:span><text:span text:style-name="T125">) The Client </text:span><text:span text:style-name="T134">set</text:span><text:span text:style-name="T135">s</text:span><text:span text:style-name="T134"> </text:span><text:span text:style-name="T136">up </text:span><text:span text:style-name="T145">the </text:span><text:span text:style-name="T114">server</text:span><text:span text:style-name="T137"> on which the Application </text:span><text:span text:style-name="T136">is to </text:span><text:span text:style-name="T137">run. </text:span><text:span text:style-name="T145">T</text:span><text:span text:style-name="T138">he </text:span><text:span text:style-name="T134">S</text:span><text:span text:style-name="T137">erver </text:span><text:span text:style-name="T138">must </text:span><text:span text:style-name="T137">run a stable Debian operating system </text:span><text:span text:style-name="T151">and </text:span><text:span text:style-name="T138">must </text:span><text:span text:style-name="T137">be accessible by the Provider through a secured connection (ssh) </text:span><text:span text:style-name="T139">with </text:span><text:span text:style-name="T140">all per­missions required for the Provider's work.</text:span></text:p>
      <text:p text:style-name="P48"><text:span text:style-name="T93">(</text:span><text:span text:style-name="T93"><text:sequence text:ref-name="refStep22" text:name="Step" text:formula="ooow:Step+1" style:num-format="1">23</text:sequence></text:span><text:span text:style-name="T93">) </text:span><text:span text:style-name="T94">The Client is responsible for the </text:span><text:span text:style-name="T115">system </text:span><text:span text:style-name="T116">administra­tion </text:span><text:span text:style-name="T95">of this server, including </text:span><text:span text:style-name="T94">avail</text:span><text:span text:style-name="T96">a</text:span><text:span text:style-name="T94">bility, reliability, perform­ance and security. </text:span><text:span text:style-name="T97">The Client may </text:span><text:span text:style-name="T98">delegate </text:span><text:span text:style-name="T99">this responsib­ility </text:span><text:span text:style-name="T97">to a third-party hosting </text:span><text:span text:style-name="T100">provider</text:span><text:span text:style-name="T97">.</text:span></text:p>
      <text:p text:style-name="P48">(<text:sequence text:ref-name="refStep23" text:name="Step" text:formula="ooow:Step+1" style:num-format="1">24</text:sequence>) <text:span text:style-name="T254">The Client or their </text:span><text:span text:style-name="T97">third-party </text:span><text:span text:style-name="T254">hosting provider </text:span><text:span text:style-name="T182">assist </text:span><text:span text:style-name="T164">the </text:span><text:span text:style-name="T185">Provider</text:span><text:span text:style-name="T164"> </text:span>for<text:span text:style-name="T141"> </text:span><text:span text:style-name="T135">questions </text:span><text:span text:style-name="T141">related to the integration of the </text:span><text:span text:style-name="T142">A</text:span><text:span text:style-name="T141">pplication </text:span><text:span text:style-name="T142">in</text:span><text:span text:style-name="T141">to the </text:span><text:span text:style-name="T142">server system</text:span><text:span text:style-name="T141">, includ­ing but not limited to configuration of mail transfer agent, database and web server.</text:span></text:p>
      <text:h text:style-name="P60" text:outline-level="2">The Data</text:h>
      <text:p text:style-name="P29"><text:span text:style-name="T88">(</text:span><text:span text:style-name="T88"><text:sequence text:ref-name="refStep24" text:name="Step" text:formula="ooow:Step+1" style:num-format="1">25</text:sequence></text:span><text:span text:style-name="T88">) </text:span><text:span text:style-name="T55">The Client remains owner of the data </text:span><text:span text:style-name="T119">stored </text:span><text:span text:style-name="T143">in </text:span><text:span text:style-name="T119">the </text:span><text:span text:style-name="T143">databases</text:span><text:span text:style-name="T55">. </text:span><text:span text:style-name="T105">The </text:span><text:span text:style-name="T145">Provider</text:span><text:span text:style-name="T105"> has no permission whatso</text:span><text:span text:style-name="T144">­</text:span><text:span text:style-name="T105">ever of using it.</text:span></text:p>
      <text:p text:style-name="P46"><text:span text:style-name="T255">(</text:span><text:span text:style-name="T255"><text:sequence text:ref-name="refStep25" text:name="Step" text:formula="ooow:Step+1" style:num-format="1">26</text:sequence></text:span><text:span text:style-name="T255">) T</text:span>he <text:span text:style-name="T44">Client </text:span><text:span text:style-name="T45">m</text:span>ay provide certain infor<text:span text:style-name="T256">­</text:span>ma<text:span text:style-name="T256">­</text:span>tion to the <text:span text:style-name="T44">Provider </text:span>that is and must be kept confidential.</text:p>
      <text:p text:style-name="P46">(<text:sequence text:ref-name="refStep26" text:name="Step" text:formula="ooow:Step+1" style:num-format="1">27</text:sequence>) The <text:span text:style-name="T18">Confidential Information </text:span>to be disclosed can be described as and in­cludes (a) passwords for accessing <text:span text:style-name="T257">the Server and</text:span> (<text:span text:style-name="T258">b</text:span>) the database content <text:span text:style-name="T257">produced and maintained by the Application.</text:span></text:p>
      <text:p text:style-name="P46"><text:span text:style-name="T259">(</text:span><text:span text:style-name="T259"><text:sequence text:ref-name="refStep27" text:name="Step" text:formula="ooow:Step+1" style:num-format="1">28</text:sequence></text:span><text:span text:style-name="T259">) The </text:span><text:span text:style-name="T46">Confidential Information </text:span><text:span text:style-name="T259">does </text:span><text:span text:style-name="T183">not </text:span><text:span text:style-name="T259">include the Applica­tion itself (source code, documentation, business processes and database schema de­scription).</text:span></text:p>
      <text:p text:style-name="P46">(<text:sequence text:ref-name="refStep28" text:name="Step" text:formula="ooow:Step+1" style:num-format="1">29</text:sequence>) To ensure the pro<text:span text:style-name="T256">­</text:span>tec<text:span text:style-name="T256">­</text:span>tion of such information, and to preserve any confidentiality, <text:span text:style-name="T260">t</text:span>he <text:span text:style-name="T258">Provider </text:span>shall limit <text:soft-page-break/>disclos­ure of <text:span text:style-name="T261">C</text:span>onfidential Information within its own organization to its directors, employees and/or in­dependent contractors (collec<text:span text:style-name="T262">­</text:span>tively referred to as “affiliates”) having a need to know. The <text:span text:style-name="T258">Provider </text:span>and affiliates will not disclose the con­fidential information obtained from the <text:span text:style-name="T258">Client </text:span>unless re­quired to do so by law.</text:p>
      <text:p text:style-name="P46">(<text:sequence text:ref-name="refStep29" text:name="Step" text:formula="ooow:Step+1" style:num-format="1">30</text:sequence>) This <text:span text:style-name="T258">A</text:span>greement imposes no obligation upon <text:span text:style-name="T263">the Provider </text:span>with respect to any <text:span text:style-name="T261">C</text:span>onfidential Information (a) that was in <text:span text:style-name="T258">Provider</text:span>’s possession before receipt from <text:span text:style-name="T260">Client</text:span>; (b) is or becomes a matter of public know<text:span text:style-name="T264">­</text:span>ledge through no fault of <text:span text:style-name="T258">Provider</text:span>; (c) is rightfully received by <text:span text:style-name="T258">Provider </text:span>from a third party not owing a duty of confidentiality to the <text:span text:style-name="T260">Client</text:span>; (d) is disclosed without a duty of confi­dentiality to a third party by, or with the authorization of, <text:span text:style-name="T260">Client</text:span>; or (e) is inde­pendently derived by <text:span text:style-name="T260">Provider</text:span>.</text:p>
      <text:h text:style-name="P64" text:outline-level="2">Invoicing</text:h>
      <text:p text:style-name="P51"><text:span text:style-name="T71">(</text:span><text:span text:style-name="T71"><text:sequence text:ref-name="refStep30" text:name="Step" text:formula="ooow:Step+1" style:num-format="1">31</text:sequence></text:span><text:span text:style-name="T71">) </text:span><text:span text:style-name="T73">The </text:span><text:span text:style-name="T72">Client </text:span><text:span text:style-name="T76">agrees to </text:span><text:span text:style-name="T72">pay a </text:span><text:span text:style-name="T67">base </text:span><text:span text:style-name="T68">fee </text:span><text:span text:style-name="T74">fixed to </text:span><text:span text:style-name="T66">[BaseFee] </text:span><text:span text:style-name="T75">on </text:span><text:span text:style-name="T65">[Date]</text:span><text:span text:style-name="T75">.</text:span></text:p>
      <text:p text:style-name="P30"><text:span text:style-name="T88">(</text:span><text:span text:style-name="T88"><text:sequence text:ref-name="refStep31" text:name="Step" text:formula="ooow:Step+1" style:num-format="1">32</text:sequence></text:span><text:span text:style-name="T88">) The Provider issues invoices as agreed, mentioning the covered period on each invoice.</text:span></text:p>
      <text:p text:style-name="P30"><text:span text:style-name="T88">(</text:span><text:span text:style-name="T88"><text:sequence text:ref-name="refStep32" text:name="Step" text:formula="ooow:Step+1" style:num-format="1">33</text:sequence></text:span><text:span text:style-name="T88">) </text:span><text:span text:style-name="T122">The </text:span><text:span text:style-name="T124">base </text:span><text:span text:style-name="T122">fee </text:span><text:span text:style-name="T123">includes a credit of </text:span><text:span text:style-name="T108">[</text:span><text:span text:style-name="T109">Fee</text:span><text:span text:style-name="T108">Credit]</text:span><text:span text:style-name="T123"> support hours. </text:span><text:span text:style-name="T124">This credit becomes void if the support is not used during the covered period.</text:span></text:p>
      <text:p text:style-name="Text_20_body"><text:span text:style-name="T71">(</text:span><text:span text:style-name="T71"><text:sequence text:ref-name="refStep33" text:name="Step" text:formula="ooow:Step+1" style:num-format="1">34</text:sequence></text:span><text:span text:style-name="T71">) </text:span><text:span text:style-name="T188">The </text:span><text:span text:style-name="T190">base </text:span><text:span text:style-name="T188">fee is adapted </text:span><text:span text:style-name="T82">for every invoice </text:span><text:span text:style-name="T188">according to the </text:span><text:span text:style-name="T191">consumer price index</text:span><text:span text:style-name="T188"> published by the </text:span><text:span text:style-name="T192">Estonian </text:span><text:span text:style-name="T188">national statistics board.</text:span></text:p>
      <text:p text:style-name="Text_20_body"><text:span text:style-name="T71">(</text:span><text:span text:style-name="T71"><text:sequence text:ref-name="refStep34" text:name="Step" text:formula="ooow:Step+1" style:num-format="1">35</text:sequence></text:span><text:span text:style-name="T71">) The </text:span><text:span text:style-name="T83">base </text:span><text:span text:style-name="T71">fee </text:span><text:span text:style-name="T73">may be adapted </text:span><text:span text:style-name="T82">for every invoice </text:span><text:span text:style-name="T84">depending on </text:span><text:span text:style-name="T69">changed circumstances or market situation</text:span><text:span text:style-name="T84">. In case the fee </text:span><text:span text:style-name="T188">increases</text:span><text:span text:style-name="T84"> by more than </text:span><text:span text:style-name="T69">5%</text:span><text:span text:style-name="T84">, the Provider must announce the price change at least </text:span><text:span text:style-name="T70">three </text:span><text:span text:style-name="T69">month</text:span><text:span text:style-name="T70">s</text:span><text:span text:style-name="T69"> </text:span><text:span text:style-name="T84">in advance.</text:span></text:p>
      <text:p text:style-name="Standard"><text:span text:style-name="T234">(</text:span><text:span text:style-name="T234"><text:sequence text:ref-name="refStep35" text:name="Step" text:formula="ooow:Step+1" style:num-format="1">36</text:sequence></text:span><text:span text:style-name="T234">) </text:span><text:span text:style-name="T197">The</text:span><text:span text:style-name="T234"> Provider </text:span><text:span text:style-name="T238">writes detailed </text:span><text:span text:style-name="T209">service </text:span><text:span text:style-name="T210">report</text:span><text:span text:style-name="T211">s</text:span><text:span text:style-name="T234"> </text:span><text:span text:style-name="T198">show­ing the work they invested into the project.</text:span></text:p>
      <text:p text:style-name="Text_20_body"><text:span text:style-name="T240">(</text:span><text:span text:style-name="T240"><text:sequence text:ref-name="refStep36" text:name="Step" text:formula="ooow:Step+1" style:num-format="1">37</text:sequence></text:span><text:span text:style-name="T240">) </text:span><text:span text:style-name="T197">Any</text:span><text:span text:style-name="T241"> reported work done by the </text:span><text:span text:style-name="T240">Provider</text:span><text:span text:style-name="T242"> for </text:span><text:span text:style-name="T240">this project </text:span><text:span text:style-name="T242">is to be </text:span><text:span text:style-name="T212">paid by the Client </text:span><text:span text:style-name="T242">unless it </text:span><text:span text:style-name="T243">is assigned to another project</text:span><text:span text:style-name="T239">.</text:span></text:p>
      <text:p text:style-name="Text_20_body"><text:span text:style-name="T234">(</text:span><text:span text:style-name="T234"><text:sequence text:ref-name="refStep37" text:name="Step" text:formula="ooow:Step+1" style:num-format="1">38</text:sequence></text:span><text:span text:style-name="T234">) </text:span><text:span text:style-name="T197">The</text:span><text:span text:style-name="T198"> </text:span><text:span text:style-name="T235">Provider writes invoices for work </text:span><text:span text:style-name="T237">which exceeds the base fee </text:span><text:span text:style-name="T235">either in advance or afterwards.</text:span></text:p>
      <text:h text:style-name="P65" text:outline-level="2"><text:change text:change-id="ct52174096"/><text:change text:change-id="ct52232896"/><text:change text:change-id="ct111516672"/><text:change text:change-id="ct50382528"/><text:change text:change-id="ct111426048"/><text:change text:change-id="ct51547136"/><text:change text:change-id="ct111529056"/><text:change text:change-id="ct111516960"/><text:change-start text:change-id="ct50381312"/>Disclaimer</text:h>
      <text:p text:style-name="P39"><text:span text:style-name="T194">(</text:span><text:span text:style-name="T194"><text:sequence text:ref-name="refStep38" text:name="Step" text:formula="ooow:Step+1" style:num-format="1">39</text:sequence></text:span><text:span text:style-name="T194">) This </text:span><text:change-end text:change-id="ct50381312"/><text:span text:style-name="T194">Agreement</text:span><text:change-start text:change-id="ct57616064"/><text:span text:style-name="T194"> does not apply in circumstances that could be reasonably said to be beyond the Supplier’s control (</text:span><text:span text:style-name="T4">force majeure</text:span><text:span text:style-name="T2">) including but not limited to natural or man-made disasters, </text:span>regionwide internet disruptions or power loss.</text:p>
      <text:p text:style-name="P23">(<text:sequence text:ref-name="refStep39" text:name="Step" text:formula="ooow:Step+1" style:num-format="1">40</text:sequence>) The Provider <text:change-end text:change-id="ct57616064"/>is not <text:change-start text:change-id="ct52318480"/>responsible for problems caused by the <text:change-end text:change-id="ct52318480"/><text:span text:style-name="T265">A</text:span>pplication <text:span text:style-name="T196">maintained by the Client</text:span><text:change-start text:change-id="ct52308480"/>, including but not limited to regressions or data corruption caused by an upgrade or bug.</text:p>
      <text:p text:style-name="P5"><text:span text:style-name="T88">(</text:span><text:span text:style-name="T88"><text:sequence text:ref-name="refStep40" text:name="Step" text:formula="ooow:Step+1" style:num-format="1">41</text:sequence></text:span><text:span text:style-name="T88">) The Provider cannot be made responsible for problems</text:span><text:span text:style-name="T55"> caused by </text:span><text:span text:style-name="T104">the Client's inadvertence, including but not limited to malware on their system and granting inappropriate user permissions, giving SSH</text:span><text:span text:style-name="T55"> server access to </text:span><text:span text:style-name="T150">unauthorized third parties.</text:span><text:change-end text:change-id="ct52308480"/><text:change-start text:change-id="ct51226880"/></text:p>
      <text:h text:style-name="P61" text:outline-level="2"><text:change-end text:change-id="ct51226880"/>Miscellaneous</text:h>
      <text:p text:style-name="P31"><text:span text:style-name="T88">(</text:span><text:span text:style-name="T88"><text:sequence text:ref-name="refStep41" text:name="Step" text:formula="ooow:Step+1" style:num-format="1">42</text:sequence></text:span><text:span text:style-name="T88">) The Client p</text:span><text:span text:style-name="T55">a</text:span><text:span text:style-name="T102">ys the </text:span><text:span text:style-name="T120">invoices issued by the Provider </text:span><text:span text:style-name="T102">by the agreed time.</text:span></text:p>
      <text:p text:style-name="P47"><text:span text:style-name="T24">(</text:span><text:span text:style-name="T24"><text:sequence text:ref-name="refStep42" text:name="Step" text:formula="ooow:Step+1" style:num-format="1">43</text:sequence></text:span><text:span text:style-name="T24">) B</text:span><text:span text:style-name="T25">oth parties do their best </text:span><text:span text:style-name="T26">for </text:span><text:span text:style-name="T90">maintain</text:span><text:span text:style-name="T91">ing</text:span><text:span text:style-name="T90"> </text:span><text:span text:style-name="T107">good com­munication </text:span><text:span text:style-name="T90">with </text:span><text:span text:style-name="T91">each other </text:span><text:span text:style-name="T90">at all times. </text:span></text:p>
      <text:p text:style-name="P47"><text:span text:style-name="T93">(</text:span><text:span text:style-name="T93"><text:sequence text:ref-name="refStep43" text:name="Step" text:formula="ooow:Step+1" style:num-format="1">44</text:sequence></text:span><text:span text:style-name="T93">) </text:span><text:span text:style-name="T24">B</text:span><text:span text:style-name="T25">oth parties do their best </text:span><text:span text:style-name="T26">for </text:span><text:span text:style-name="T165">avoid</text:span><text:span text:style-name="T166">ing</text:span><text:span text:style-name="T165"> and resolv</text:span><text:span text:style-name="T166">ing</text:span><text:span text:style-name="T165"> </text:span><text:span text:style-name="T167">any </text:span><text:span text:style-name="T165">problem </text:span><text:span text:style-name="T27">that might occur</text:span><text:span text:style-name="T28">.</text:span></text:p>
      <text:p text:style-name="P44"><text:span text:style-name="T24">(</text:span><text:span text:style-name="T24"><text:sequence text:ref-name="refStep44" text:name="Step" text:formula="ooow:Step+1" style:num-format="1">45</text:sequence></text:span><text:span text:style-name="T24">) </text:span><text:span text:style-name="T28">To the extent permitted by the law, the </text:span><text:span text:style-name="T18">Provider</text:span><text:span text:style-name="T28">, shall not </text:span><text:span text:style-name="T18">be </text:span><text:span text:style-name="T28">liable to the </text:span><text:span text:style-name="T18">Client </text:span><text:span text:style-name="T28">for any consequences, claim, damages suffered by the </text:span><text:span text:style-name="T47">Client </text:span><text:span text:style-name="T28">deriving from the breach by the </text:span><text:span text:style-name="T47">Provider </text:span><text:span text:style-name="T28">of its obligations under this Agreement.</text:span></text:p>
      <text:p text:style-name="P45"><text:span text:style-name="T24">(</text:span><text:span text:style-name="T24"><text:sequence text:ref-name="refStep45" text:name="Step" text:formula="ooow:Step+1" style:num-format="1">46</text:sequence></text:span><text:span text:style-name="T24">) </text:span><text:span text:style-name="T28">This </text:span><text:span text:style-name="T18">Agreement </text:span><text:span text:style-name="T28">and any dispute or claim arising out of or in connection with it or its subject matter or formation (including non-contractual disputes or claims) shall be governed by and construed in accordance with </text:span><text:span text:style-name="T18">[Belgian</text:span><text:span text:style-name="T51">|Estonian</text:span><text:span text:style-name="T18">] </text:span><text:span text:style-name="T28">law. </text:span></text:p>
      <text:p text:style-name="P45"><text:span text:style-name="T24">(</text:span><text:span text:style-name="T24"><text:sequence text:ref-name="refStep46" text:name="Step" text:formula="ooow:Step+1" style:num-format="1">47</text:sequence></text:span><text:span text:style-name="T24">) </text:span><text:span text:style-name="T48">The parties irrevocably agree that the courts of Belgium shall have </text:span><text:span text:style-name="T53">non-</text:span><text:span text:style-name="T54">exclusive </text:span><text:span text:style-name="T48">jurisdiction to settle any dispute or claim that arises out of or in connection with this Agreement or its subject matter or formation (including non-contractual disputes or claims).</text:span></text:p>
      <text:p text:style-name="P21"><text:span text:style-name="T52">(</text:span><text:span text:style-name="T52"><text:sequence text:ref-name="refStep47" text:name="Step" text:formula="ooow:Step+1" style:num-format="1">48</text:sequence></text:span><text:span text:style-name="T52">) </text:span><text:span text:style-name="T30">Either party has the right to </text:span><text:span text:style-name="T184">terminate </text:span><text:span text:style-name="T30">this Agree</text:span><text:span text:style-name="T49">­</text:span><text:span text:style-name="T30">ment if the other </text:span><text:span text:style-name="T50">p</text:span><text:span text:style-name="T30">arty fails to do their responsibility.</text:span><text:span text:style-name="T31"> </text:span><text:span text:style-name="T32">Such </text:span><text:span text:style-name="T31"><text:s/>termination </text:span><text:span text:style-name="T32">and its reason </text:span><text:span text:style-name="T31">must be communicated in </text:span><text:span text:style-name="T32">a </text:span><text:span text:style-name="T31">written </text:span><text:span text:style-name="T32">statement</text:span><text:span text:style-name="T31">.</text:span></text:p>
      <text:h text:style-name="P66" text:outline-level="2"><text:change text:change-id="ct52478224"/><text:change text:change-id="ct52465424"/><text:change text:change-id="ct57599104"/><text:change text:change-id="ct52222240"/><text:change text:change-id="ct46454784"/><text:change text:change-id="ct51313664"/><text:change text:change-id="ct52210352"/><text:span text:style-name="T86">T</text:span><text:span text:style-name="T55">ermination</text:span></text:h>
      <text:p text:style-name="P28"><text:change text:change-id="ct111532832"/>(<text:sequence text:ref-name="refStep48" text:name="Step" text:formula="ooow:Step+1" style:num-format="1">49</text:sequence>) Upon termination of this contract, the Provider must provide to the Client a snapshot containing all relevant information for running the application on another computer. This includes the database content, the information about installed software packages and local settings.</text:p>
      <text:h text:style-name="P67" text:outline-level="2"><text:change-start text:change-id="ct51275392"/>Signatures</text:h>
      <text:p text:style-name="P33"><text:span text:style-name="T20">(</text:span><text:span text:style-name="T20"><text:sequence text:ref-name="refStep49" text:name="Step" text:formula="ooow:Step+1" style:num-format="1">50</text:sequence></text:span><text:span text:style-name="T20">) T</text:span><text:span text:style-name="T21">he parties acknowledge that they have read and understand this Agreement and accept the duties and obligations set forth herein.</text:span><text:change-end text:change-id="ct51275392"/></text:p>
      <text:p text:style-name="P55"><text:span text:style-name="T22">(Dates, names and signatures)<text:line-break/><text:line-break/><text:line-break/><text:line-break/></text:span><text:span text:style-name="T21"><text:line-break/></text:span><text:span text:style-name="T23">Client: <text:tab/><text:line-break/><text:line-break/><text:line-break/><text:line-break/><text:line-break/><text:line-break/>Provider: 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loext:contextual-spacing="false" fo:line-height="100%" fo:text-align="justify" style:justify-single-word="false" style:page-number="auto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1.01mm" fo:margin-bottom="1.01mm" loext:contextual-spacing="false" fo:text-indent="0mm" style:auto-text-indent="false" style:page-number="auto"/>
      <style:text-properties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mm" fo:margin-right="0mm" fo:margin-top="1.99mm" fo:margin-bottom="1.01mm" loext:contextual-spacing="false" fo:text-indent="0mm" style:auto-text-indent="false" style:page-number="auto"/>
      <style:text-properties fo:font-size="12pt" fo:font-weight="bold" style:font-size-asian="115%" style:font-weight-asian="bold" style:font-size-complex="115%" style:font-weight-complex="600"/>
    </style:style>
    <style:style style:name="Footer" style:family="paragraph" style:parent-style-name="Standard" style:auto-update="true" style:class="extra" style:master-page-name="">
      <style:paragraph-properties style:page-number="auto" text:number-lines="false" text:line-number="0">
        <style:tab-stops>
          <style:tab-stop style:position="92.57mm" style:type="center"/>
          <style:tab-stop style:position="184.73mm" style:type="right"/>
        </style:tab-stops>
      </style:paragraph-properties>
      <style:text-properties style:font-name="Liberation Sans1" fo:font-family="'Liberation Sans'" style:font-style-name="Regular" style:font-family-generic="swiss" style:font-pitch="variable" fo:font-size="8pt" style:font-size-asian="10.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2" style:family="table">
      <style:table-properties style:width="185.01mm" style:rel-width="100%" fo:margin-left="0mm" table:align="left"/>
    </style:style>
    <style:style style:name="Table2.A" style:family="table-column">
      <style:table-column-properties style:column-width="119.31mm" style:rel-column-width="6764*"/>
    </style:style>
    <style:style style:name="Table2.B" style:family="table-column">
      <style:table-column-properties style:column-width="20.51mm" style:rel-column-width="1163*"/>
    </style:style>
    <style:style style:name="Table2.C" style:family="table-column">
      <style:table-column-properties style:column-width="45.19mm" style:rel-column-width="2562*"/>
    </style:style>
    <style:style style:name="Table2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0fc0707" style:font-size-asian="9pt" style:font-size-complex="9pt"/>
    </style:style>
    <style:style style:name="MP2" style:family="paragraph" style:parent-style-name="Header">
      <style:paragraph-properties fo:text-align="end" style:justify-single-word="false"/>
      <style:text-properties style:font-name="Liberation Sans" fo:font-size="9pt" fo:language="en" fo:country="US" officeooo:rsid="000bc8c3" officeooo:paragraph-rsid="01099cfc" style:font-size-asian="9pt" style:font-size-complex="9pt"/>
    </style:style>
    <style:style style:name="MP3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1099cfc" style:font-size-asian="9pt" style:font-size-complex="9pt"/>
    </style:style>
    <style:style style:name="MP4" style:family="paragraph" style:parent-style-name="Standard">
      <style:text-properties fo:font-size="2pt" fo:language="en" fo:country="US" officeooo:paragraph-rsid="00fc0707" style:font-size-asian="10.5pt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fo:font-weight="normal" officeooo:rsid="00fff46b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M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0.01mm" fo:page-height="297mm" style:num-format="1" style:print-orientation="portrait" fo:margin-top="10mm" fo:margin-bottom="10mm" fo:margin-left="14.99mm" fo:margin-right="10mm" style:shadow="none" style:writing-mode="lr-tb" draw:fill-image-width="0mm" draw:fill-image-height="0mm" style:footnote-max-height="0mm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order-top="none" fo:border-bottom="0.99pt solid #3333ff" fo:border-left="none" fo:border-right="none" fo:padding="0.49mm" style:shadow="none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frame draw:style-name="Mfr1" draw:name="Image1" text:anchor-type="as-char" svg:width="117.37mm" style:rel-width="100%" svg:height="14.89mm" style:rel-height="scale" draw:z-index="3"><draw:image xlink:href="../../../../../Documents/lino/logo-tree/letter_header.png" xlink:type="simple" xlink:show="embed" xlink:actuate="onLoad"/></draw:frame></text:p>
            </table:table-cell>
            <table:table-cell table:style-name="Table2.A1" office:value-type="string">
              <text:p text:style-name="MP2"><draw:frame draw:style-name="Mfr2" draw:name="Image2" text:anchor-type="as-char" svg:width="16.3mm" svg:height="14.99mm" draw:z-index="1"><draw:image xlink:href="Pictures/10000201000000C8000000B9F00F974BB8605A08.png" xlink:type="simple" xlink:show="embed" xlink:actuate="onLoad"/></draw:frame></text:p>
            </table:table-cell>
            <table:table-cell table:style-name="Table2.A1" office:value-type="string">
              <text:p text:style-name="MP3"><text:span text:style-name="MT1">Rumma &amp; Ko OÜ<text:line-break/></text:span><text:span text:style-name="MT2">www.saffre-rumma.net</text:span></text:p>
            </table:table-cell>
          </table:table-row>
        </table:table>
        <text:p text:style-name="MP4"/>
      </style:header>
      <style:footer>
        <text:p text:style-name="MP5"><text:tab/>Lino Hosting Agreement <text:date style:data-style-name="N84" text:date-value="2018-01-10T10:06:54.933422324">2018-01-10</text:date> <text:s/><text:time style:data-style-name="N40" text:time-value="2018-01-10T10:06:54.933607773">10:04</text:time><text:tab/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0:02:41.240095663</meta:creation-date>
    <dc:date>2018-01-10T10:06:54.851954320</dc:date>
    <meta:editing-duration>P1DT7H57M32S</meta:editing-duration>
    <meta:editing-cycles>341</meta:editing-cycles>
    <meta:generator>LibreOffice/5.1.6.2$Linux_X86_64 LibreOffice_project/10m0$Build-2</meta:generator>
    <dc:creator>Luc Saffre</dc:creator>
    <meta:document-statistic meta:table-count="1" meta:image-count="2" meta:object-count="0" meta:page-count="2" meta:paragraph-count="68" meta:word-count="1399" meta:character-count="8960" meta:non-whitespace-character-count="7609"/>
  </office:meta>
</office:document-meta>
</file>